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5.6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style:font-name="Liberation Sans" style:font-name-asian="Source Han Sans CN Regular" style:font-name-complex="Lohit Devanagari"/>
    </style:style>
    <style:style style:name="ce2" style:family="table-cell" style:parent-style-name="Default" style:data-style-name="N36"/>
  </office:automatic-styles>
  <office:body>
    <office:spreadsheet>
      <table:calculation-settings table:automatic-find-labels="false"/>
      <table:table table:name="en-US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6"/>
          <table:table-cell table:style-name="ce1"/>
          <table:table-cell/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Count</text:p>
          </table:table-cell>
          <table:table-cell table:number-columns-repeated="3"/>
          <table:table-cell table:style-name="ce1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General</text:p>
          </table:table-cell>
          <table:table-cell table:formula="of:=COUNTIF([.$A$12:.$A$72];[.A3])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Passed</text:p>
          </table:table-cell>
          <table:table-cell table:formula="of:=COUNTIF([.$A$12:.$A$72];[.A4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ailed</text:p>
          </table:table-cell>
          <table:table-cell table:formula="of:=COUNTIF([.$A$12:.$A$72];[.A5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Skipped</text:p>
          </table:table-cell>
          <table:table-cell table:formula="of:=COUNTIF([.$A$12:.$A$72];[.A6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Pending</text:p>
          </table:table-cell>
          <table:table-cell table:formula="of:=COUNTIF([.$A$12:.$A$72];[.A7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Inconclusive</text:p>
          </table:table-cell>
          <table:table-cell table:formula="of:=COUNTIF([.$A$12:.$A$72];[.A8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mments</text:p>
          </table:table-cell>
          <table:table-cell table:formula="of:=COUNTIF([.$A$12:.$A$72];[.A9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"/>
          <table:table-cell/>
        </table:table-row>
        <table:table-row table:style-name="ro1">
          <table:table-cell office:value-type="string" calcext:value-type="string">
            <text:p>Group</text:p>
          </table:table-cell>
          <table:table-cell/>
          <table:table-cell office:value-type="string" calcext:value-type="string">
            <text:p>MessageIDs strings before 1.5.0</text:p>
          </table:table-cell>
          <table:table-cell table:number-columns-repeated="2" office:value-type="string" calcext:value-type="string">
            <text:p>en-US</text:p>
          </table:table-cell>
          <table:table-cell office:value-type="string" calcext:value-type="string">
            <text:p>Group count</text:p>
          </table:table-cell>
          <table:table-cell table:style-name="ce1" office:value-type="string" calcext:value-type="string">
            <text:p>MessageIDs strings since 1.5.0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VLOOKUP([.A12];[.$A$3:.$B$9];2;0)" office:value-type="string" office:string-value="General" calcext:value-type="string">
            <text:p>General</text:p>
          </table:table-cell>
          <table:table-cell office:value-type="string" calcext:value-type="string">
            <text:p>msg00</text:p>
          </table:table-cell>
          <table:table-cell office:value-type="string" calcext:value-type="string">
            <text:p>1.5.0</text:p>
          </table:table-cell>
          <table:table-cell table:formula="of:=[.D12]" office:value-type="string" office:string-value="1.5.0" calcext:value-type="string">
            <text:p>1.5.0</text:p>
          </table:table-cell>
          <table:table-cell table:formula="of:=COUNTIF([.A$12:.A12];[.A12])-1" office:value-type="float" office:value="0" calcext:value-type="float">
            <text:p>0</text:p>
          </table:table-cell>
          <table:table-cell table:formula="of:=IF(OR(ISBLANK([.A12]);[.A12]=&quot;x&quot;);[.C12];&quot;    msg&quot;&amp;[.A12]&amp;TEXT([.F12];&quot;000&quot;)&amp;&quot;=&quot;&amp;[.D12])" office:value-type="string" office:string-value="    msgA000=1.5.0" calcext:value-type="string">
            <text:p><text:s text:c="4"/>msgA000=1.5.0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formula="of:=VLOOKUP([.A13];[.$A$3:.$B$9];2;0)" office:value-type="string" office:string-value="General" calcext:value-type="string">
            <text:p>General</text:p>
          </table:table-cell>
          <table:table-cell office:value-type="string" calcext:value-type="string">
            <text:p>msg01</text:p>
          </table:table-cell>
          <table:table-cell office:value-type="string" calcext:value-type="string">
            <text:p>Table of Contents</text:p>
          </table:table-cell>
          <table:table-cell table:formula="of:=[.D13]" office:value-type="string" office:string-value="Table of Contents" calcext:value-type="string">
            <text:p>Table of Contents</text:p>
          </table:table-cell>
          <table:table-cell table:formula="of:=COUNTIF([.A$12:.A13];[.A13])-1" office:value-type="float" office:value="1" calcext:value-type="float">
            <text:p>1</text:p>
          </table:table-cell>
          <table:table-cell table:formula="of:=IF(OR(ISBLANK([.A13]);[.A13]=&quot;x&quot;);[.C13];&quot;    msg&quot;&amp;[.A13]&amp;TEXT([.F13];&quot;000&quot;)&amp;&quot;=&quot;&amp;[.D13])" office:value-type="string" office:string-value="    msgA001=Table of Contents" calcext:value-type="string">
            <text:p><text:s text:c="4"/>msgA001=Table of Contents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formula="of:=VLOOKUP([.A14];[.$A$3:.$B$9];2;0)" office:value-type="string" office:string-value="General" calcext:value-type="string">
            <text:p>General</text:p>
          </table:table-cell>
          <table:table-cell office:value-type="string" calcext:value-type="string">
            <text:p>msg02</text:p>
          </table:table-cell>
          <table:table-cell office:value-type="string" calcext:value-type="string">
            <text:p>Total Tests</text:p>
          </table:table-cell>
          <table:table-cell table:formula="of:=[.D14]" office:value-type="string" office:string-value="Total Tests" calcext:value-type="string">
            <text:p>Total Tests</text:p>
          </table:table-cell>
          <table:table-cell table:formula="of:=COUNTIF([.A$12:.A14];[.A14])-1" office:value-type="float" office:value="2" calcext:value-type="float">
            <text:p>2</text:p>
          </table:table-cell>
          <table:table-cell table:formula="of:=IF(OR(ISBLANK([.A14]);[.A14]=&quot;x&quot;);[.C14];&quot;    msg&quot;&amp;[.A14]&amp;TEXT([.F14];&quot;000&quot;)&amp;&quot;=&quot;&amp;[.D14])" office:value-type="string" office:string-value="    msgA002=Total Tests" calcext:value-type="string">
            <text:p><text:s text:c="4"/>msgA002=Total Tests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formula="of:=VLOOKUP([.A15];[.$A$3:.$B$9];2;0)" office:value-type="string" office:string-value="General" calcext:value-type="string">
            <text:p>General</text:p>
          </table:table-cell>
          <table:table-cell office:value-type="string" calcext:value-type="string">
            <text:p>msg03</text:p>
          </table:table-cell>
          <table:table-cell office:value-type="string" calcext:value-type="string">
            <text:p>Passed Tests</text:p>
          </table:table-cell>
          <table:table-cell table:formula="of:=[.D15]" office:value-type="string" office:string-value="Passed Tests" calcext:value-type="string">
            <text:p>Passed Tests</text:p>
          </table:table-cell>
          <table:table-cell table:formula="of:=COUNTIF([.A$12:.A15];[.A15])-1" office:value-type="float" office:value="3" calcext:value-type="float">
            <text:p>3</text:p>
          </table:table-cell>
          <table:table-cell table:formula="of:=IF(OR(ISBLANK([.A15]);[.A15]=&quot;x&quot;);[.C15];&quot;    msg&quot;&amp;[.A15]&amp;TEXT([.F15];&quot;000&quot;)&amp;&quot;=&quot;&amp;[.D15])" office:value-type="string" office:string-value="    msgA003=Passed Tests" calcext:value-type="string">
            <text:p><text:s text:c="4"/>msgA003=Passed Tests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formula="of:=VLOOKUP([.A16];[.$A$3:.$B$9];2;0)" office:value-type="string" office:string-value="General" calcext:value-type="string">
            <text:p>General</text:p>
          </table:table-cell>
          <table:table-cell office:value-type="string" calcext:value-type="string">
            <text:p>msg04</text:p>
          </table:table-cell>
          <table:table-cell office:value-type="string" calcext:value-type="string">
            <text:p>Failed Tests</text:p>
          </table:table-cell>
          <table:table-cell table:formula="of:=[.D16]" office:value-type="string" office:string-value="Failed Tests" calcext:value-type="string">
            <text:p>Failed Tests</text:p>
          </table:table-cell>
          <table:table-cell table:formula="of:=COUNTIF([.A$12:.A16];[.A16])-1" office:value-type="float" office:value="4" calcext:value-type="float">
            <text:p>4</text:p>
          </table:table-cell>
          <table:table-cell table:formula="of:=IF(OR(ISBLANK([.A16]);[.A16]=&quot;x&quot;);[.C16];&quot;    msg&quot;&amp;[.A16]&amp;TEXT([.F16];&quot;000&quot;)&amp;&quot;=&quot;&amp;[.D16])" office:value-type="string" office:string-value="    msgA004=Failed Tests" calcext:value-type="string">
            <text:p><text:s text:c="4"/>msgA004=Failed Tests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formula="of:=VLOOKUP([.A17];[.$A$3:.$B$9];2;0)" office:value-type="string" office:string-value="General" calcext:value-type="string">
            <text:p>General</text:p>
          </table:table-cell>
          <table:table-cell office:value-type="string" calcext:value-type="string">
            <text:p>msg05</text:p>
          </table:table-cell>
          <table:table-cell office:value-type="string" calcext:value-type="string">
            <text:p>Skipped Tests</text:p>
          </table:table-cell>
          <table:table-cell table:formula="of:=[.D17]" office:value-type="string" office:string-value="Skipped Tests" calcext:value-type="string">
            <text:p>Skipped Tests</text:p>
          </table:table-cell>
          <table:table-cell table:formula="of:=COUNTIF([.A$12:.A17];[.A17])-1" office:value-type="float" office:value="5" calcext:value-type="float">
            <text:p>5</text:p>
          </table:table-cell>
          <table:table-cell table:formula="of:=IF(OR(ISBLANK([.A17]);[.A17]=&quot;x&quot;);[.C17];&quot;    msg&quot;&amp;[.A17]&amp;TEXT([.F17];&quot;000&quot;)&amp;&quot;=&quot;&amp;[.D17])" office:value-type="string" office:string-value="    msgA005=Skipped Tests" calcext:value-type="string">
            <text:p><text:s text:c="4"/>msgA005=Skipped Tests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formula="of:=VLOOKUP([.A18];[.$A$3:.$B$9];2;0)" office:value-type="string" office:string-value="General" calcext:value-type="string">
            <text:p>General</text:p>
          </table:table-cell>
          <table:table-cell office:value-type="string" calcext:value-type="string">
            <text:p>msg06</text:p>
          </table:table-cell>
          <table:table-cell office:value-type="string" calcext:value-type="string">
            <text:p>Pending Tests</text:p>
          </table:table-cell>
          <table:table-cell table:formula="of:=[.D18]" office:value-type="string" office:string-value="Pending Tests" calcext:value-type="string">
            <text:p>Pending Tests</text:p>
          </table:table-cell>
          <table:table-cell table:formula="of:=COUNTIF([.A$12:.A18];[.A18])-1" office:value-type="float" office:value="6" calcext:value-type="float">
            <text:p>6</text:p>
          </table:table-cell>
          <table:table-cell table:formula="of:=IF(OR(ISBLANK([.A18]);[.A18]=&quot;x&quot;);[.C18];&quot;    msg&quot;&amp;[.A18]&amp;TEXT([.F18];&quot;000&quot;)&amp;&quot;=&quot;&amp;[.D18])" office:value-type="string" office:string-value="    msgA006=Pending Tests" calcext:value-type="string">
            <text:p><text:s text:c="4"/>msgA006=Pending Tests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formula="of:=VLOOKUP([.A19];[.$A$3:.$B$9];2;0)" office:value-type="string" office:string-value="General" calcext:value-type="string">
            <text:p>General</text:p>
          </table:table-cell>
          <table:table-cell/>
          <table:table-cell office:value-type="string" calcext:value-type="string">
            <text:p>Inconclusive Tests</text:p>
          </table:table-cell>
          <table:table-cell table:formula="of:=[.D19]" office:value-type="string" office:string-value="Inconclusive Tests" calcext:value-type="string">
            <text:p>Inconclusive Tests</text:p>
          </table:table-cell>
          <table:table-cell table:formula="of:=COUNTIF([.A$12:.A19];[.A19])-1" office:value-type="float" office:value="7" calcext:value-type="float">
            <text:p>7</text:p>
          </table:table-cell>
          <table:table-cell table:formula="of:=IF(OR(ISBLANK([.A19]);[.A19]=&quot;x&quot;);[.C19];&quot;    msg&quot;&amp;[.A19]&amp;TEXT([.F19];&quot;000&quot;)&amp;&quot;=&quot;&amp;[.D19])" office:value-type="string" office:string-value="    msgA007=Inconclusive Tests" calcext:value-type="string">
            <text:p><text:s text:c="4"/>msgA007=Inconclusive Tests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formula="of:=VLOOKUP([.A20];[.$A$3:.$B$9];2;0)" office:value-type="string" office:string-value="General" calcext:value-type="string">
            <text:p>General</text:p>
          </table:table-cell>
          <table:table-cell office:value-type="string" calcext:value-type="string">
            <text:p>msg07</text:p>
          </table:table-cell>
          <table:table-cell office:value-type="string" calcext:value-type="string">
            <text:p>Results summary</text:p>
          </table:table-cell>
          <table:table-cell table:formula="of:=[.D20]" office:value-type="string" office:string-value="Results summary" calcext:value-type="string">
            <text:p>Results summary</text:p>
          </table:table-cell>
          <table:table-cell table:formula="of:=COUNTIF([.A$12:.A20];[.A20])-1" office:value-type="float" office:value="8" calcext:value-type="float">
            <text:p>8</text:p>
          </table:table-cell>
          <table:table-cell table:formula="of:=IF(OR(ISBLANK([.A20]);[.A20]=&quot;x&quot;);[.C20];&quot;    msg&quot;&amp;[.A20]&amp;TEXT([.F20];&quot;000&quot;)&amp;&quot;=&quot;&amp;[.D20])" office:value-type="string" office:string-value="    msgA008=Results summary" calcext:value-type="string">
            <text:p><text:s text:c="4"/>msgA008=Results summary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formula="of:=VLOOKUP([.A21];[.$A$3:.$B$9];2;0)" office:value-type="string" office:string-value="General" calcext:value-type="string">
            <text:p>General</text:p>
          </table:table-cell>
          <table:table-cell office:value-type="string" calcext:value-type="string">
            <text:p>msg08</text:p>
          </table:table-cell>
          <table:table-cell office:value-type="string" calcext:value-type="string">
            <text:p>Evaluating tests results for</text:p>
          </table:table-cell>
          <table:table-cell table:formula="of:=[.D21]" office:value-type="string" office:string-value="Evaluating tests results for" calcext:value-type="string">
            <text:p>Evaluating tests results for</text:p>
          </table:table-cell>
          <table:table-cell table:formula="of:=COUNTIF([.A$12:.A21];[.A21])-1" office:value-type="float" office:value="9" calcext:value-type="float">
            <text:p>9</text:p>
          </table:table-cell>
          <table:table-cell table:formula="of:=IF(OR(ISBLANK([.A21]);[.A21]=&quot;x&quot;);[.C21];&quot;    msg&quot;&amp;[.A21]&amp;TEXT([.F21];&quot;000&quot;)&amp;&quot;=&quot;&amp;[.D21])" office:value-type="string" office:string-value="    msgA009=Evaluating tests results for" calcext:value-type="string">
            <text:p><text:s text:c="4"/>msgA009=Evaluating tests results for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formula="of:=VLOOKUP([.A22];[.$A$3:.$B$9];2;0)" office:value-type="string" office:string-value="General" calcext:value-type="string">
            <text:p>General</text:p>
          </table:table-cell>
          <table:table-cell office:value-type="string" calcext:value-type="string">
            <text:p>msg15</text:p>
          </table:table-cell>
          <table:table-cell office:value-type="string" calcext:value-type="string">
            <text:p>Describe</text:p>
          </table:table-cell>
          <table:table-cell table:formula="of:=[.D22]" office:value-type="string" office:string-value="Describe" calcext:value-type="string">
            <text:p>Describe</text:p>
          </table:table-cell>
          <table:table-cell table:formula="of:=COUNTIF([.A$12:.A22];[.A22])-1" office:value-type="float" office:value="10" calcext:value-type="float">
            <text:p>10</text:p>
          </table:table-cell>
          <table:table-cell table:formula="of:=IF(OR(ISBLANK([.A22]);[.A22]=&quot;x&quot;);[.C22];&quot;    msg&quot;&amp;[.A22]&amp;TEXT([.F22];&quot;000&quot;)&amp;&quot;=&quot;&amp;[.D22])" office:value-type="string" office:string-value="    msgA010=Describe" calcext:value-type="string">
            <text:p><text:s text:c="4"/>msgA010=Describe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formula="of:=VLOOKUP([.A23];[.$A$3:.$B$9];2;0)" office:value-type="string" office:string-value="General" calcext:value-type="string">
            <text:p>General</text:p>
          </table:table-cell>
          <table:table-cell office:value-type="string" calcext:value-type="string">
            <text:p>msg16</text:p>
          </table:table-cell>
          <table:table-cell office:value-type="string" calcext:value-type="string">
            <text:p>Context</text:p>
          </table:table-cell>
          <table:table-cell table:formula="of:=[.D23]" office:value-type="string" office:string-value="Context" calcext:value-type="string">
            <text:p>Context</text:p>
          </table:table-cell>
          <table:table-cell table:formula="of:=COUNTIF([.A$12:.A23];[.A23])-1" office:value-type="float" office:value="11" calcext:value-type="float">
            <text:p>11</text:p>
          </table:table-cell>
          <table:table-cell table:formula="of:=IF(OR(ISBLANK([.A23]);[.A23]=&quot;x&quot;);[.C23];&quot;    msg&quot;&amp;[.A23]&amp;TEXT([.F23];&quot;000&quot;)&amp;&quot;=&quot;&amp;[.D23])" office:value-type="string" office:string-value="    msgA011=Context" calcext:value-type="string">
            <text:p><text:s text:c="4"/>msgA011=Context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formula="of:=VLOOKUP([.A24];[.$A$3:.$B$9];2;0)" office:value-type="string" office:string-value="General" calcext:value-type="string">
            <text:p>General</text:p>
          </table:table-cell>
          <table:table-cell office:value-type="string" calcext:value-type="string">
            <text:p>msg17</text:p>
          </table:table-cell>
          <table:table-cell office:value-type="string" calcext:value-type="string">
            <text:p>Name</text:p>
          </table:table-cell>
          <table:table-cell table:formula="of:=[.D24]" office:value-type="string" office:string-value="Name" calcext:value-type="string">
            <text:p>Name</text:p>
          </table:table-cell>
          <table:table-cell table:formula="of:=COUNTIF([.A$12:.A24];[.A24])-1" office:value-type="float" office:value="12" calcext:value-type="float">
            <text:p>12</text:p>
          </table:table-cell>
          <table:table-cell table:formula="of:=IF(OR(ISBLANK([.A24]);[.A24]=&quot;x&quot;);[.C24];&quot;    msg&quot;&amp;[.A24]&amp;TEXT([.F24];&quot;000&quot;)&amp;&quot;=&quot;&amp;[.D24])" office:value-type="string" office:string-value="    msgA012=Name" calcext:value-type="string">
            <text:p><text:s text:c="4"/>msgA012=Name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formula="of:=VLOOKUP([.A25];[.$A$3:.$B$9];2;0)" office:value-type="string" office:string-value="General" calcext:value-type="string">
            <text:p>General</text:p>
          </table:table-cell>
          <table:table-cell office:value-type="string" calcext:value-type="string">
            <text:p>msg27</text:p>
          </table:table-cell>
          <table:table-cell office:value-type="string" calcext:value-type="string">
            <text:p>The language</text:p>
          </table:table-cell>
          <table:table-cell table:formula="of:=[.D25]" office:value-type="string" office:string-value="The language" calcext:value-type="string">
            <text:p>The language</text:p>
          </table:table-cell>
          <table:table-cell table:formula="of:=COUNTIF([.A$12:.A25];[.A25])-1" office:value-type="float" office:value="13" calcext:value-type="float">
            <text:p>13</text:p>
          </table:table-cell>
          <table:table-cell table:formula="of:=IF(OR(ISBLANK([.A25]);[.A25]=&quot;x&quot;);[.C25];&quot;    msg&quot;&amp;[.A25]&amp;TEXT([.F25];&quot;000&quot;)&amp;&quot;=&quot;&amp;[.D25])" office:value-type="string" office:string-value="    msgA013=The language" calcext:value-type="string">
            <text:p><text:s text:c="4"/>msgA013=The language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formula="of:=VLOOKUP([.A26];[.$A$3:.$B$9];2;0)" office:value-type="string" office:string-value="General" calcext:value-type="string">
            <text:p>General</text:p>
          </table:table-cell>
          <table:table-cell office:value-type="string" calcext:value-type="string">
            <text:p>msg28</text:p>
          </table:table-cell>
          <table:table-cell office:value-type="string" calcext:value-type="string">
            <text:p>is not supported. Language en-US will be used.</text:p>
          </table:table-cell>
          <table:table-cell table:formula="of:=[.D26]" office:value-type="string" office:string-value="is not supported. Language en-US will be used." calcext:value-type="string">
            <text:p>is not supported. Language en-US will be used.</text:p>
          </table:table-cell>
          <table:table-cell table:formula="of:=COUNTIF([.A$12:.A26];[.A26])-1" office:value-type="float" office:value="14" calcext:value-type="float">
            <text:p>14</text:p>
          </table:table-cell>
          <table:table-cell table:formula="of:=IF(OR(ISBLANK([.A26]);[.A26]=&quot;x&quot;);[.C26];&quot;    msg&quot;&amp;[.A26]&amp;TEXT([.F26];&quot;000&quot;)&amp;&quot;=&quot;&amp;[.D26])" office:value-type="string" office:string-value="    msgA014=is not supported. Language en-US will be used." calcext:value-type="string">
            <text:p><text:s text:c="4"/>msgA014=is not supported. Language en-US will be used.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formula="of:=VLOOKUP([.A27];[.$A$3:.$B$9];2;0)" office:value-type="string" office:string-value="General" calcext:value-type="string">
            <text:p>General</text:p>
          </table:table-cell>
          <table:table-cell office:value-type="string" calcext:value-type="string">
            <text:p>msg29</text:p>
          </table:table-cell>
          <table:table-cell office:value-type="string" calcext:value-type="string">
            <text:p>Version of used language file is different than than version of Format-Pester.ps1 file. Some texts can not be displayed correctly.</text:p>
          </table:table-cell>
          <table:table-cell table:formula="of:=[.D27]" office:value-type="string" office:string-value="Version of used language file is different than than version of Format-Pester.ps1 file. Some texts can not be displayed correctly." calcext:value-type="string">
            <text:p>Version of used language file is different than than version of Format-Pester.ps1 file. Some texts can not be displayed correctly.</text:p>
          </table:table-cell>
          <table:table-cell table:formula="of:=COUNTIF([.A$12:.A27];[.A27])-1" office:value-type="float" office:value="15" calcext:value-type="float">
            <text:p>15</text:p>
          </table:table-cell>
          <table:table-cell table:formula="of:=IF(OR(ISBLANK([.A27]);[.A27]=&quot;x&quot;);[.C27];&quot;    msg&quot;&amp;[.A27]&amp;TEXT([.F27];&quot;000&quot;)&amp;&quot;=&quot;&amp;[.D27])" office:value-type="string" office:string-value="    msgA015=Version of used language file is different than than version of Format-Pester.ps1 file. Some texts can not be displayed correctly." calcext:value-type="string">
            <text:p><text:s text:c="4"/>msgA015=Version of used language file is different than than version of Format-Pester.ps1 file. Some texts can not be displayed correctly.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formula="of:=VLOOKUP([.A28];[.$A$3:.$B$9];2;0)" office:value-type="string" office:string-value="General" calcext:value-type="string">
            <text:p>General</text:p>
          </table:table-cell>
          <table:table-cell office:value-type="string" calcext:value-type="string">
            <text:p>msg30</text:p>
          </table:table-cell>
          <table:table-cell office:value-type="string" calcext:value-type="string">
            <text:p>Performing action for</text:p>
          </table:table-cell>
          <table:table-cell table:formula="of:=[.D28]" office:value-type="string" office:string-value="Performing action for" calcext:value-type="string">
            <text:p>Performing action for</text:p>
          </table:table-cell>
          <table:table-cell table:formula="of:=COUNTIF([.A$12:.A28];[.A28])-1" office:value-type="float" office:value="16" calcext:value-type="float">
            <text:p>16</text:p>
          </table:table-cell>
          <table:table-cell table:formula="of:=IF(OR(ISBLANK([.A28]);[.A28]=&quot;x&quot;);[.C28];&quot;    msg&quot;&amp;[.A28]&amp;TEXT([.F28];&quot;000&quot;)&amp;&quot;=&quot;&amp;[.D28])" office:value-type="string" office:string-value="    msgA016=Performing action for" calcext:value-type="string">
            <text:p><text:s text:c="4"/>msgA016=Performing action for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formula="of:=VLOOKUP([.A29];[.$A$3:.$B$9];2;0)" office:value-type="string" office:string-value="General" calcext:value-type="string">
            <text:p>General</text:p>
          </table:table-cell>
          <table:table-cell office:value-type="string" calcext:value-type="string">
            <text:p>msg31</text:p>
          </table:table-cell>
          <table:table-cell office:value-type="string" calcext:value-type="string">
            <text:p>amount of results</text:p>
          </table:table-cell>
          <table:table-cell table:formula="of:=[.D29]" office:value-type="string" office:string-value="amount of results" calcext:value-type="string">
            <text:p>amount of results</text:p>
          </table:table-cell>
          <table:table-cell table:formula="of:=COUNTIF([.A$12:.A29];[.A29])-1" office:value-type="float" office:value="17" calcext:value-type="float">
            <text:p>17</text:p>
          </table:table-cell>
          <table:table-cell table:formula="of:=IF(OR(ISBLANK([.A29]);[.A29]=&quot;x&quot;);[.C29];&quot;    msg&quot;&amp;[.A29]&amp;TEXT([.F29];&quot;000&quot;)&amp;&quot;=&quot;&amp;[.D29])" office:value-type="string" office:string-value="    msgA017=amount of results" calcext:value-type="string">
            <text:p><text:s text:c="4"/>msgA017=amount of results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formula="of:=VLOOKUP([.A30];[.$A$3:.$B$9];2;0)" office:value-type="string" office:string-value="Comments" calcext:value-type="string">
            <text:p>Comments</text:p>
          </table:table-cell>
          <table:table-cell table:number-columns-repeated="2" office:value-type="string" calcext:value-type="string">
            <text:p>#Type of encoding used for write text files</text:p>
          </table:table-cell>
          <table:table-cell table:formula="of:=[.D30]" office:value-type="string" office:string-value="#Type of encoding used for write text files" calcext:value-type="string">
            <text:p>#Type of encoding used for write text files</text:p>
          </table:table-cell>
          <table:table-cell table:formula="of:=COUNTIF([.A$12:.A30];[.A30])-1" office:value-type="float" office:value="0" calcext:value-type="float">
            <text:p>0</text:p>
          </table:table-cell>
          <table:table-cell table:formula="of:=IF(OR(ISBLANK([.A30]);[.A30]=&quot;x&quot;);[.C30];&quot;    msg&quot;&amp;[.A30]&amp;TEXT([.F30];&quot;000&quot;)&amp;&quot;=&quot;&amp;[.D30])" office:value-type="string" office:string-value="    msgX000=#Type of encoding used for write text files" calcext:value-type="string">
            <text:p><text:s text:c="4"/>msgX000=#Type of encoding used for write text files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formula="of:=VLOOKUP([.A31];[.$A$3:.$B$9];2;0)" office:value-type="string" office:string-value="Comments" calcext:value-type="string">
            <text:p>Comments</text:p>
          </table:table-cell>
          <table:table-cell table:number-columns-repeated="2" office:value-type="string" calcext:value-type="string">
            <text:p>#Suppurted vales: ASCII,Unicode,UTF7,UTF8</text:p>
          </table:table-cell>
          <table:table-cell table:formula="of:=[.D31]" office:value-type="string" office:string-value="#Suppurted vales: ASCII,Unicode,UTF7,UTF8" calcext:value-type="string">
            <text:p>#Suppurted vales: ASCII,Unicode,UTF7,UTF8</text:p>
          </table:table-cell>
          <table:table-cell table:formula="of:=COUNTIF([.A$12:.A31];[.A31])-1" office:value-type="float" office:value="1" calcext:value-type="float">
            <text:p>1</text:p>
          </table:table-cell>
          <table:table-cell table:formula="of:=IF(OR(ISBLANK([.A31]);[.A31]=&quot;x&quot;);[.C31];&quot;    msg&quot;&amp;[.A31]&amp;TEXT([.F31];&quot;000&quot;)&amp;&quot;=&quot;&amp;[.D31])" office:value-type="string" office:string-value="    msgX001=#Suppurted vales: ASCII,Unicode,UTF7,UTF8" calcext:value-type="string">
            <text:p><text:s text:c="4"/>msgX001=#Suppurted vales: ASCII,Unicode,UTF7,UTF8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formula="of:=VLOOKUP([.A32];[.$A$3:.$B$9];2;0)" office:value-type="string" office:string-value="General" calcext:value-type="string">
            <text:p>General</text:p>
          </table:table-cell>
          <table:table-cell office:value-type="string" calcext:value-type="string">
            <text:p>msg32</text:p>
          </table:table-cell>
          <table:table-cell office:value-type="string" calcext:value-type="string">
            <text:p>ASCII</text:p>
          </table:table-cell>
          <table:table-cell table:formula="of:=[.D32]" office:value-type="string" office:string-value="ASCII" calcext:value-type="string">
            <text:p>ASCII</text:p>
          </table:table-cell>
          <table:table-cell table:formula="of:=COUNTIF([.A$12:.A32];[.A32])-1" office:value-type="float" office:value="18" calcext:value-type="float">
            <text:p>18</text:p>
          </table:table-cell>
          <table:table-cell table:formula="of:=IF(OR(ISBLANK([.A32]);[.A32]=&quot;x&quot;);[.C32];&quot;    msg&quot;&amp;[.A32]&amp;TEXT([.F32];&quot;000&quot;)&amp;&quot;=&quot;&amp;[.D32])" office:value-type="string" office:string-value="    msgA018=ASCII" calcext:value-type="string">
            <text:p><text:s text:c="4"/>msgA018=ASCII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table:formula="of:=VLOOKUP([.A33];[.$A$3:.$B$9];2;0)" office:value-type="string" office:string-value="Passed" calcext:value-type="string">
            <text:p>Passed</text:p>
          </table:table-cell>
          <table:table-cell office:value-type="string" calcext:value-type="string">
            <text:p>msg09</text:p>
          </table:table-cell>
          <table:table-cell office:value-type="string" calcext:value-type="string">
            <text:p>Passed</text:p>
          </table:table-cell>
          <table:table-cell table:formula="of:=[.D33]" office:value-type="string" office:string-value="Passed" calcext:value-type="string">
            <text:p>Passed</text:p>
          </table:table-cell>
          <table:table-cell table:formula="of:=COUNTIF([.A$12:.A33];[.A33])-1" office:value-type="float" office:value="0" calcext:value-type="float">
            <text:p>0</text:p>
          </table:table-cell>
          <table:table-cell table:formula="of:=IF(OR(ISBLANK([.A33]);[.A33]=&quot;x&quot;);[.C33];&quot;    msg&quot;&amp;[.A33]&amp;TEXT([.F33];&quot;000&quot;)&amp;&quot;=&quot;&amp;[.D33])" office:value-type="string" office:string-value="    msgB000=Passed" calcext:value-type="string">
            <text:p><text:s text:c="4"/>msgB000=Passed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table:formula="of:=VLOOKUP([.A34];[.$A$3:.$B$9];2;0)" office:value-type="string" office:string-value="Passed" calcext:value-type="string">
            <text:p>Passed</text:p>
          </table:table-cell>
          <table:table-cell office:value-type="string" calcext:value-type="string">
            <text:p>msg10</text:p>
          </table:table-cell>
          <table:table-cell office:value-type="string" calcext:value-type="string">
            <text:p>Details for passed tests</text:p>
          </table:table-cell>
          <table:table-cell table:formula="of:=[.D34]" office:value-type="string" office:string-value="Details for passed tests" calcext:value-type="string">
            <text:p>Details for passed tests</text:p>
          </table:table-cell>
          <table:table-cell table:formula="of:=COUNTIF([.A$12:.A34];[.A34])-1" office:value-type="float" office:value="1" calcext:value-type="float">
            <text:p>1</text:p>
          </table:table-cell>
          <table:table-cell table:formula="of:=IF(OR(ISBLANK([.A34]);[.A34]=&quot;x&quot;);[.C34];&quot;    msg&quot;&amp;[.A34]&amp;TEXT([.F34];&quot;000&quot;)&amp;&quot;=&quot;&amp;[.D34])" office:value-type="string" office:string-value="    msgB001=Details for passed tests" calcext:value-type="string">
            <text:p><text:s text:c="4"/>msgB001=Details for passed tests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table:formula="of:=VLOOKUP([.A35];[.$A$3:.$B$9];2;0)" office:value-type="string" office:string-value="Passed" calcext:value-type="string">
            <text:p>Passed</text:p>
          </table:table-cell>
          <table:table-cell office:value-type="string" calcext:value-type="string">
            <text:p>msg11</text:p>
          </table:table-cell>
          <table:table-cell office:value-type="string" calcext:value-type="string">
            <text:p>Details for passed tests by Describe block:</text:p>
          </table:table-cell>
          <table:table-cell table:formula="of:=[.D35]" office:value-type="string" office:string-value="Details for passed tests by Describe block:" calcext:value-type="string">
            <text:p>Details for passed tests by Describe block:</text:p>
          </table:table-cell>
          <table:table-cell table:formula="of:=COUNTIF([.A$12:.A35];[.A35])-1" office:value-type="float" office:value="2" calcext:value-type="float">
            <text:p>2</text:p>
          </table:table-cell>
          <table:table-cell table:formula="of:=IF(OR(ISBLANK([.A35]);[.A35]=&quot;x&quot;);[.C35];&quot;    msg&quot;&amp;[.A35]&amp;TEXT([.F35];&quot;000&quot;)&amp;&quot;=&quot;&amp;[.D35])" office:value-type="string" office:string-value="    msgB002=Details for passed tests by Describe block:" calcext:value-type="string">
            <text:p><text:s text:c="4"/>msgB002=Details for passed tests by Describe block: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table:formula="of:=VLOOKUP([.A36];[.$A$3:.$B$9];2;0)" office:value-type="string" office:string-value="Passed" calcext:value-type="string">
            <text:p>Passed</text:p>
          </table:table-cell>
          <table:table-cell office:value-type="string" calcext:value-type="string">
            <text:p>msg12</text:p>
          </table:table-cell>
          <table:table-cell office:value-type="string" calcext:value-type="string">
            <text:p>Details for passed tests by Context block:</text:p>
          </table:table-cell>
          <table:table-cell table:formula="of:=[.D36]" office:value-type="string" office:string-value="Details for passed tests by Context block:" calcext:value-type="string">
            <text:p>Details for passed tests by Context block:</text:p>
          </table:table-cell>
          <table:table-cell table:formula="of:=COUNTIF([.A$12:.A36];[.A36])-1" office:value-type="float" office:value="3" calcext:value-type="float">
            <text:p>3</text:p>
          </table:table-cell>
          <table:table-cell table:formula="of:=IF(OR(ISBLANK([.A36]);[.A36]=&quot;x&quot;);[.C36];&quot;    msg&quot;&amp;[.A36]&amp;TEXT([.F36];&quot;000&quot;)&amp;&quot;=&quot;&amp;[.D36])" office:value-type="string" office:string-value="    msgB003=Details for passed tests by Context block:" calcext:value-type="string">
            <text:p><text:s text:c="4"/>msgB003=Details for passed tests by Context block: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table:formula="of:=VLOOKUP([.A37];[.$A$3:.$B$9];2;0)" office:value-type="string" office:string-value="Passed" calcext:value-type="string">
            <text:p>Passed</text:p>
          </table:table-cell>
          <table:table-cell office:value-type="string" calcext:value-type="string">
            <text:p>msg13</text:p>
          </table:table-cell>
          <table:table-cell office:value-type="string" calcext:value-type="string">
            <text:p>Found passed tests in Describe blocks</text:p>
          </table:table-cell>
          <table:table-cell table:formula="of:=[.D37]" office:value-type="string" office:string-value="Found passed tests in Describe blocks" calcext:value-type="string">
            <text:p>Found passed tests in Describe blocks</text:p>
          </table:table-cell>
          <table:table-cell table:formula="of:=COUNTIF([.A$12:.A37];[.A37])-1" office:value-type="float" office:value="4" calcext:value-type="float">
            <text:p>4</text:p>
          </table:table-cell>
          <table:table-cell table:formula="of:=IF(OR(ISBLANK([.A37]);[.A37]=&quot;x&quot;);[.C37];&quot;    msg&quot;&amp;[.A37]&amp;TEXT([.F37];&quot;000&quot;)&amp;&quot;=&quot;&amp;[.D37])" office:value-type="string" office:string-value="    msgB004=Found passed tests in Describe blocks" calcext:value-type="string">
            <text:p><text:s text:c="4"/>msgB004=Found passed tests in Describe blocks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table:formula="of:=VLOOKUP([.A38];[.$A$3:.$B$9];2;0)" office:value-type="string" office:string-value="Passed" calcext:value-type="string">
            <text:p>Passed</text:p>
          </table:table-cell>
          <table:table-cell office:value-type="string" calcext:value-type="string">
            <text:p>msg14</text:p>
          </table:table-cell>
          <table:table-cell office:value-type="string" calcext:value-type="string">
            <text:p>Found passed tests in Context block</text:p>
          </table:table-cell>
          <table:table-cell table:formula="of:=[.D38]" office:value-type="string" office:string-value="Found passed tests in Context block" calcext:value-type="string">
            <text:p>Found passed tests in Context block</text:p>
          </table:table-cell>
          <table:table-cell table:formula="of:=COUNTIF([.A$12:.A38];[.A38])-1" office:value-type="float" office:value="5" calcext:value-type="float">
            <text:p>5</text:p>
          </table:table-cell>
          <table:table-cell table:formula="of:=IF(OR(ISBLANK([.A38]);[.A38]=&quot;x&quot;);[.C38];&quot;    msg&quot;&amp;[.A38]&amp;TEXT([.F38];&quot;000&quot;)&amp;&quot;=&quot;&amp;[.D38])" office:value-type="string" office:string-value="    msgB005=Found passed tests in Context block" calcext:value-type="string">
            <text:p><text:s text:c="4"/>msgB005=Found passed tests in Context block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table:formula="of:=VLOOKUP([.A39];[.$A$3:.$B$9];2;0)" office:value-type="string" office:string-value="Passed" calcext:value-type="string">
            <text:p>Passed</text:p>
          </table:table-cell>
          <table:table-cell/>
          <table:table-cell office:value-type="string" calcext:value-type="string">
            <text:p>NOT_EXISTS</text:p>
          </table:table-cell>
          <table:table-cell table:formula="of:=[.D39]" office:value-type="string" office:string-value="NOT_EXISTS" calcext:value-type="string">
            <text:p>NOT_EXISTS</text:p>
          </table:table-cell>
          <table:table-cell table:formula="of:=COUNTIF([.A$12:.A39];[.A39])-1" office:value-type="float" office:value="6" calcext:value-type="float">
            <text:p>6</text:p>
          </table:table-cell>
          <table:table-cell table:formula="of:=IF(OR(ISBLANK([.A39]);[.A39]=&quot;x&quot;);[.C39];&quot;    msg&quot;&amp;[.A39]&amp;TEXT([.F39];&quot;000&quot;)&amp;&quot;=&quot;&amp;[.D39])" office:value-type="string" office:string-value="    msgB006=NOT_EXISTS" calcext:value-type="string">
            <text:p><text:s text:c="4"/>msgB006=NOT_EXISTS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table:formula="of:=VLOOKUP([.A40];[.$A$3:.$B$9];2;0)" office:value-type="string" office:string-value="Passed" calcext:value-type="string">
            <text:p>Passed</text:p>
          </table:table-cell>
          <table:table-cell office:value-type="string" calcext:value-type="string">
            <text:p>msg25</text:p>
          </table:table-cell>
          <table:table-cell office:value-type="string" calcext:value-type="string">
            <text:p>Passed tests</text:p>
          </table:table-cell>
          <table:table-cell table:formula="of:=[.D40]" office:value-type="string" office:string-value="Passed tests" calcext:value-type="string">
            <text:p>Passed tests</text:p>
          </table:table-cell>
          <table:table-cell table:formula="of:=COUNTIF([.A$12:.A40];[.A40])-1" office:value-type="float" office:value="7" calcext:value-type="float">
            <text:p>7</text:p>
          </table:table-cell>
          <table:table-cell table:formula="of:=IF(OR(ISBLANK([.A40]);[.A40]=&quot;x&quot;);[.C40];&quot;    msg&quot;&amp;[.A40]&amp;TEXT([.F40];&quot;000&quot;)&amp;&quot;=&quot;&amp;[.D40])" office:value-type="string" office:string-value="    msgB007=Passed tests" calcext:value-type="string">
            <text:p><text:s text:c="4"/>msgB007=Passed tests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table:formula="of:=VLOOKUP([.A41];[.$A$3:.$B$9];2;0)" office:value-type="string" office:string-value="Failed" calcext:value-type="string">
            <text:p>Failed</text:p>
          </table:table-cell>
          <table:table-cell office:value-type="string" calcext:value-type="string">
            <text:p>msg18</text:p>
          </table:table-cell>
          <table:table-cell office:value-type="string" calcext:value-type="string">
            <text:p>Failed</text:p>
          </table:table-cell>
          <table:table-cell table:formula="of:=[.D41]" office:value-type="string" office:string-value="Failed" calcext:value-type="string">
            <text:p>Failed</text:p>
          </table:table-cell>
          <table:table-cell table:formula="of:=COUNTIF([.A$12:.A41];[.A41])-1" office:value-type="float" office:value="0" calcext:value-type="float">
            <text:p>0</text:p>
          </table:table-cell>
          <table:table-cell table:formula="of:=IF(OR(ISBLANK([.A41]);[.A41]=&quot;x&quot;);[.C41];&quot;    msg&quot;&amp;[.A41]&amp;TEXT([.F41];&quot;000&quot;)&amp;&quot;=&quot;&amp;[.D41])" office:value-type="string" office:string-value="    msgC000=Failed" calcext:value-type="string">
            <text:p><text:s text:c="4"/>msgC000=Failed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table:formula="of:=VLOOKUP([.A42];[.$A$3:.$B$9];2;0)" office:value-type="string" office:string-value="Failed" calcext:value-type="string">
            <text:p>Failed</text:p>
          </table:table-cell>
          <table:table-cell office:value-type="string" calcext:value-type="string">
            <text:p>msg19</text:p>
          </table:table-cell>
          <table:table-cell office:value-type="string" calcext:value-type="string">
            <text:p>Details for failed tests</text:p>
          </table:table-cell>
          <table:table-cell table:formula="of:=[.D42]" office:value-type="string" office:string-value="Details for failed tests" calcext:value-type="string">
            <text:p>Details for failed tests</text:p>
          </table:table-cell>
          <table:table-cell table:formula="of:=COUNTIF([.A$12:.A42];[.A42])-1" office:value-type="float" office:value="1" calcext:value-type="float">
            <text:p>1</text:p>
          </table:table-cell>
          <table:table-cell table:formula="of:=IF(OR(ISBLANK([.A42]);[.A42]=&quot;x&quot;);[.C42];&quot;    msg&quot;&amp;[.A42]&amp;TEXT([.F42];&quot;000&quot;)&amp;&quot;=&quot;&amp;[.D42])" office:value-type="string" office:string-value="    msgC001=Details for failed tests" calcext:value-type="string">
            <text:p><text:s text:c="4"/>msgC001=Details for failed tests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table:formula="of:=VLOOKUP([.A43];[.$A$3:.$B$9];2;0)" office:value-type="string" office:string-value="Failed" calcext:value-type="string">
            <text:p>Failed</text:p>
          </table:table-cell>
          <table:table-cell office:value-type="string" calcext:value-type="string">
            <text:p>msg20</text:p>
          </table:table-cell>
          <table:table-cell office:value-type="string" calcext:value-type="string">
            <text:p>Details for failed tests by Describe block:</text:p>
          </table:table-cell>
          <table:table-cell table:formula="of:=[.D43]" office:value-type="string" office:string-value="Details for failed tests by Describe block:" calcext:value-type="string">
            <text:p>Details for failed tests by Describe block:</text:p>
          </table:table-cell>
          <table:table-cell table:formula="of:=COUNTIF([.A$12:.A43];[.A43])-1" office:value-type="float" office:value="2" calcext:value-type="float">
            <text:p>2</text:p>
          </table:table-cell>
          <table:table-cell table:formula="of:=IF(OR(ISBLANK([.A43]);[.A43]=&quot;x&quot;);[.C43];&quot;    msg&quot;&amp;[.A43]&amp;TEXT([.F43];&quot;000&quot;)&amp;&quot;=&quot;&amp;[.D43])" office:value-type="string" office:string-value="    msgC002=Details for failed tests by Describe block:" calcext:value-type="string">
            <text:p><text:s text:c="4"/>msgC002=Details for failed tests by Describe block: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table:formula="of:=VLOOKUP([.A44];[.$A$3:.$B$9];2;0)" office:value-type="string" office:string-value="Failed" calcext:value-type="string">
            <text:p>Failed</text:p>
          </table:table-cell>
          <table:table-cell office:value-type="string" calcext:value-type="string">
            <text:p>msg21</text:p>
          </table:table-cell>
          <table:table-cell office:value-type="string" calcext:value-type="string">
            <text:p>Details for failed tests by Context block:</text:p>
          </table:table-cell>
          <table:table-cell table:formula="of:=[.D44]" office:value-type="string" office:string-value="Details for failed tests by Context block:" calcext:value-type="string">
            <text:p>Details for failed tests by Context block:</text:p>
          </table:table-cell>
          <table:table-cell table:formula="of:=COUNTIF([.A$12:.A44];[.A44])-1" office:value-type="float" office:value="3" calcext:value-type="float">
            <text:p>3</text:p>
          </table:table-cell>
          <table:table-cell table:formula="of:=IF(OR(ISBLANK([.A44]);[.A44]=&quot;x&quot;);[.C44];&quot;    msg&quot;&amp;[.A44]&amp;TEXT([.F44];&quot;000&quot;)&amp;&quot;=&quot;&amp;[.D44])" office:value-type="string" office:string-value="    msgC003=Details for failed tests by Context block:" calcext:value-type="string">
            <text:p><text:s text:c="4"/>msgC003=Details for failed tests by Context block: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table:formula="of:=VLOOKUP([.A45];[.$A$3:.$B$9];2;0)" office:value-type="string" office:string-value="Failed" calcext:value-type="string">
            <text:p>Failed</text:p>
          </table:table-cell>
          <table:table-cell office:value-type="string" calcext:value-type="string">
            <text:p>msg22</text:p>
          </table:table-cell>
          <table:table-cell office:value-type="string" calcext:value-type="string">
            <text:p>Found failed tests in Describe blocks</text:p>
          </table:table-cell>
          <table:table-cell table:formula="of:=[.D45]" office:value-type="string" office:string-value="Found failed tests in Describe blocks" calcext:value-type="string">
            <text:p>Found failed tests in Describe blocks</text:p>
          </table:table-cell>
          <table:table-cell table:formula="of:=COUNTIF([.A$12:.A45];[.A45])-1" office:value-type="float" office:value="4" calcext:value-type="float">
            <text:p>4</text:p>
          </table:table-cell>
          <table:table-cell table:formula="of:=IF(OR(ISBLANK([.A45]);[.A45]=&quot;x&quot;);[.C45];&quot;    msg&quot;&amp;[.A45]&amp;TEXT([.F45];&quot;000&quot;)&amp;&quot;=&quot;&amp;[.D45])" office:value-type="string" office:string-value="    msgC004=Found failed tests in Describe blocks" calcext:value-type="string">
            <text:p><text:s text:c="4"/>msgC004=Found failed tests in Describe blocks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table:formula="of:=VLOOKUP([.A46];[.$A$3:.$B$9];2;0)" office:value-type="string" office:string-value="Failed" calcext:value-type="string">
            <text:p>Failed</text:p>
          </table:table-cell>
          <table:table-cell office:value-type="string" calcext:value-type="string">
            <text:p>msg23</text:p>
          </table:table-cell>
          <table:table-cell office:value-type="string" calcext:value-type="string">
            <text:p>Found failed tests in Context blocks</text:p>
          </table:table-cell>
          <table:table-cell table:formula="of:=[.D46]" office:value-type="string" office:string-value="Found failed tests in Context blocks" calcext:value-type="string">
            <text:p>Found failed tests in Context blocks</text:p>
          </table:table-cell>
          <table:table-cell table:formula="of:=COUNTIF([.A$12:.A46];[.A46])-1" office:value-type="float" office:value="5" calcext:value-type="float">
            <text:p>5</text:p>
          </table:table-cell>
          <table:table-cell table:formula="of:=IF(OR(ISBLANK([.A46]);[.A46]=&quot;x&quot;);[.C46];&quot;    msg&quot;&amp;[.A46]&amp;TEXT([.F46];&quot;000&quot;)&amp;&quot;=&quot;&amp;[.D46])" office:value-type="string" office:string-value="    msgC005=Found failed tests in Context blocks" calcext:value-type="string">
            <text:p><text:s text:c="4"/>msgC005=Found failed tests in Context blocks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table:formula="of:=VLOOKUP([.A47];[.$A$3:.$B$9];2;0)" office:value-type="string" office:string-value="Failed" calcext:value-type="string">
            <text:p>Failed</text:p>
          </table:table-cell>
          <table:table-cell office:value-type="string" calcext:value-type="string">
            <text:p>msg24</text:p>
          </table:table-cell>
          <table:table-cell office:value-type="string" calcext:value-type="string">
            <text:p>Failure Message</text:p>
          </table:table-cell>
          <table:table-cell table:formula="of:=[.D47]" office:value-type="string" office:string-value="Failure Message" calcext:value-type="string">
            <text:p>Failure Message</text:p>
          </table:table-cell>
          <table:table-cell table:formula="of:=COUNTIF([.A$12:.A47];[.A47])-1" office:value-type="float" office:value="6" calcext:value-type="float">
            <text:p>6</text:p>
          </table:table-cell>
          <table:table-cell table:formula="of:=IF(OR(ISBLANK([.A47]);[.A47]=&quot;x&quot;);[.C47];&quot;    msg&quot;&amp;[.A47]&amp;TEXT([.F47];&quot;000&quot;)&amp;&quot;=&quot;&amp;[.D47])" office:value-type="string" office:string-value="    msgC006=Failure Message" calcext:value-type="string">
            <text:p><text:s text:c="4"/>msgC006=Failure Message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table:formula="of:=VLOOKUP([.A48];[.$A$3:.$B$9];2;0)" office:value-type="string" office:string-value="Failed" calcext:value-type="string">
            <text:p>Failed</text:p>
          </table:table-cell>
          <table:table-cell office:value-type="string" calcext:value-type="string">
            <text:p>msg26</text:p>
          </table:table-cell>
          <table:table-cell office:value-type="string" calcext:value-type="string">
            <text:p>Failed tests</text:p>
          </table:table-cell>
          <table:table-cell table:formula="of:=[.D48]" office:value-type="string" office:string-value="Failed tests" calcext:value-type="string">
            <text:p>Failed tests</text:p>
          </table:table-cell>
          <table:table-cell table:formula="of:=COUNTIF([.A$12:.A48];[.A48])-1" office:value-type="float" office:value="7" calcext:value-type="float">
            <text:p>7</text:p>
          </table:table-cell>
          <table:table-cell table:formula="of:=IF(OR(ISBLANK([.A48]);[.A48]=&quot;x&quot;);[.C48];&quot;    msg&quot;&amp;[.A48]&amp;TEXT([.F48];&quot;000&quot;)&amp;&quot;=&quot;&amp;[.D48])" office:value-type="string" office:string-value="    msgC007=Failed tests" calcext:value-type="string">
            <text:p><text:s text:c="4"/>msgC007=Failed tests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table:formula="of:=VLOOKUP([.A49];[.$A$3:.$B$9];2;0)" office:value-type="string" office:string-value="Skipped" calcext:value-type="string">
            <text:p>Skipped</text:p>
          </table:table-cell>
          <table:table-cell/>
          <table:table-cell office:value-type="string" calcext:value-type="string">
            <text:p>Skipped</text:p>
          </table:table-cell>
          <table:table-cell table:formula="of:=[.D49]" office:value-type="string" office:string-value="Skipped" calcext:value-type="string">
            <text:p>Skipped</text:p>
          </table:table-cell>
          <table:table-cell table:formula="of:=COUNTIF([.A$12:.A49];[.A49])-1" office:value-type="float" office:value="0" calcext:value-type="float">
            <text:p>0</text:p>
          </table:table-cell>
          <table:table-cell table:formula="of:=IF(OR(ISBLANK([.A49]);[.A49]=&quot;x&quot;);[.C49];&quot;    msg&quot;&amp;[.A49]&amp;TEXT([.F49];&quot;000&quot;)&amp;&quot;=&quot;&amp;[.D49])" office:value-type="string" office:string-value="    msgD000=Skipped" calcext:value-type="string">
            <text:p><text:s text:c="4"/>msgD000=Skipped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table:formula="of:=VLOOKUP([.A50];[.$A$3:.$B$9];2;0)" office:value-type="string" office:string-value="Skipped" calcext:value-type="string">
            <text:p>Skipped</text:p>
          </table:table-cell>
          <table:table-cell/>
          <table:table-cell office:value-type="string" calcext:value-type="string">
            <text:p>Details for skipped tests</text:p>
          </table:table-cell>
          <table:table-cell table:formula="of:=[.D50]" office:value-type="string" office:string-value="Details for skipped tests" calcext:value-type="string">
            <text:p>Details for skipped tests</text:p>
          </table:table-cell>
          <table:table-cell table:formula="of:=COUNTIF([.A$12:.A50];[.A50])-1" office:value-type="float" office:value="1" calcext:value-type="float">
            <text:p>1</text:p>
          </table:table-cell>
          <table:table-cell table:formula="of:=IF(OR(ISBLANK([.A50]);[.A50]=&quot;x&quot;);[.C50];&quot;    msg&quot;&amp;[.A50]&amp;TEXT([.F50];&quot;000&quot;)&amp;&quot;=&quot;&amp;[.D50])" office:value-type="string" office:string-value="    msgD001=Details for skipped tests" calcext:value-type="string">
            <text:p><text:s text:c="4"/>msgD001=Details for skipped tests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table:formula="of:=VLOOKUP([.A51];[.$A$3:.$B$9];2;0)" office:value-type="string" office:string-value="Skipped" calcext:value-type="string">
            <text:p>Skipped</text:p>
          </table:table-cell>
          <table:table-cell/>
          <table:table-cell office:value-type="string" calcext:value-type="string">
            <text:p>Details for skipped tests by Describe block:</text:p>
          </table:table-cell>
          <table:table-cell table:formula="of:=[.D51]" office:value-type="string" office:string-value="Details for skipped tests by Describe block:" calcext:value-type="string">
            <text:p>Details for skipped tests by Describe block:</text:p>
          </table:table-cell>
          <table:table-cell table:formula="of:=COUNTIF([.A$12:.A51];[.A51])-1" office:value-type="float" office:value="2" calcext:value-type="float">
            <text:p>2</text:p>
          </table:table-cell>
          <table:table-cell table:formula="of:=IF(OR(ISBLANK([.A51]);[.A51]=&quot;x&quot;);[.C51];&quot;    msg&quot;&amp;[.A51]&amp;TEXT([.F51];&quot;000&quot;)&amp;&quot;=&quot;&amp;[.D51])" office:value-type="string" office:string-value="    msgD002=Details for skipped tests by Describe block:" calcext:value-type="string">
            <text:p><text:s text:c="4"/>msgD002=Details for skipped tests by Describe block: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table:formula="of:=VLOOKUP([.A52];[.$A$3:.$B$9];2;0)" office:value-type="string" office:string-value="Skipped" calcext:value-type="string">
            <text:p>Skipped</text:p>
          </table:table-cell>
          <table:table-cell/>
          <table:table-cell office:value-type="string" calcext:value-type="string">
            <text:p>Details for skipped tests by Context block:</text:p>
          </table:table-cell>
          <table:table-cell table:formula="of:=[.D52]" office:value-type="string" office:string-value="Details for skipped tests by Context block:" calcext:value-type="string">
            <text:p>Details for skipped tests by Context block:</text:p>
          </table:table-cell>
          <table:table-cell table:formula="of:=COUNTIF([.A$12:.A52];[.A52])-1" office:value-type="float" office:value="3" calcext:value-type="float">
            <text:p>3</text:p>
          </table:table-cell>
          <table:table-cell table:formula="of:=IF(OR(ISBLANK([.A52]);[.A52]=&quot;x&quot;);[.C52];&quot;    msg&quot;&amp;[.A52]&amp;TEXT([.F52];&quot;000&quot;)&amp;&quot;=&quot;&amp;[.D52])" office:value-type="string" office:string-value="    msgD003=Details for skipped tests by Context block:" calcext:value-type="string">
            <text:p><text:s text:c="4"/>msgD003=Details for skipped tests by Context block: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table:formula="of:=VLOOKUP([.A53];[.$A$3:.$B$9];2;0)" office:value-type="string" office:string-value="Skipped" calcext:value-type="string">
            <text:p>Skipped</text:p>
          </table:table-cell>
          <table:table-cell/>
          <table:table-cell office:value-type="string" calcext:value-type="string">
            <text:p>Found skipped tests in Describe blocks</text:p>
          </table:table-cell>
          <table:table-cell table:formula="of:=[.D53]" office:value-type="string" office:string-value="Found skipped tests in Describe blocks" calcext:value-type="string">
            <text:p>Found skipped tests in Describe blocks</text:p>
          </table:table-cell>
          <table:table-cell table:formula="of:=COUNTIF([.A$12:.A53];[.A53])-1" office:value-type="float" office:value="4" calcext:value-type="float">
            <text:p>4</text:p>
          </table:table-cell>
          <table:table-cell table:formula="of:=IF(OR(ISBLANK([.A53]);[.A53]=&quot;x&quot;);[.C53];&quot;    msg&quot;&amp;[.A53]&amp;TEXT([.F53];&quot;000&quot;)&amp;&quot;=&quot;&amp;[.D53])" office:value-type="string" office:string-value="    msgD004=Found skipped tests in Describe blocks" calcext:value-type="string">
            <text:p><text:s text:c="4"/>msgD004=Found skipped tests in Describe blocks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table:formula="of:=VLOOKUP([.A54];[.$A$3:.$B$9];2;0)" office:value-type="string" office:string-value="Skipped" calcext:value-type="string">
            <text:p>Skipped</text:p>
          </table:table-cell>
          <table:table-cell/>
          <table:table-cell office:value-type="string" calcext:value-type="string">
            <text:p>Found skipped tests in Context blocks</text:p>
          </table:table-cell>
          <table:table-cell table:formula="of:=[.D54]" office:value-type="string" office:string-value="Found skipped tests in Context blocks" calcext:value-type="string">
            <text:p>Found skipped tests in Context blocks</text:p>
          </table:table-cell>
          <table:table-cell table:formula="of:=COUNTIF([.A$12:.A54];[.A54])-1" office:value-type="float" office:value="5" calcext:value-type="float">
            <text:p>5</text:p>
          </table:table-cell>
          <table:table-cell table:formula="of:=IF(OR(ISBLANK([.A54]);[.A54]=&quot;x&quot;);[.C54];&quot;    msg&quot;&amp;[.A54]&amp;TEXT([.F54];&quot;000&quot;)&amp;&quot;=&quot;&amp;[.D54])" office:value-type="string" office:string-value="    msgD005=Found skipped tests in Context blocks" calcext:value-type="string">
            <text:p><text:s text:c="4"/>msgD005=Found skipped tests in Context blocks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table:formula="of:=VLOOKUP([.A55];[.$A$3:.$B$9];2;0)" office:value-type="string" office:string-value="Skipped" calcext:value-type="string">
            <text:p>Skipped</text:p>
          </table:table-cell>
          <table:table-cell/>
          <table:table-cell office:value-type="string" calcext:value-type="string">
            <text:p>Skip Message</text:p>
          </table:table-cell>
          <table:table-cell table:formula="of:=[.D55]" office:value-type="string" office:string-value="Skip Message" calcext:value-type="string">
            <text:p>Skip Message</text:p>
          </table:table-cell>
          <table:table-cell table:formula="of:=COUNTIF([.A$12:.A55];[.A55])-1" office:value-type="float" office:value="6" calcext:value-type="float">
            <text:p>6</text:p>
          </table:table-cell>
          <table:table-cell table:formula="of:=IF(OR(ISBLANK([.A55]);[.A55]=&quot;x&quot;);[.C55];&quot;    msg&quot;&amp;[.A55]&amp;TEXT([.F55];&quot;000&quot;)&amp;&quot;=&quot;&amp;[.D55])" office:value-type="string" office:string-value="    msgD006=Skip Message" calcext:value-type="string">
            <text:p><text:s text:c="4"/>msgD006=Skip Message</text:p>
          </table:table-cell>
          <table:table-cell office:value-type="string" calcext:value-type="string">
            <text:p>Is it exist?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formula="of:=VLOOKUP([.A56];[.$A$3:.$B$9];2;0)" office:value-type="string" office:string-value="Skipped" calcext:value-type="string">
            <text:p>Skipped</text:p>
          </table:table-cell>
          <table:table-cell/>
          <table:table-cell office:value-type="string" calcext:value-type="string">
            <text:p>Skipped Tests</text:p>
          </table:table-cell>
          <table:table-cell table:formula="of:=[.D56]" office:value-type="string" office:string-value="Skipped Tests" calcext:value-type="string">
            <text:p>Skipped Tests</text:p>
          </table:table-cell>
          <table:table-cell table:formula="of:=COUNTIF([.A$12:.A56];[.A56])-1" office:value-type="float" office:value="7" calcext:value-type="float">
            <text:p>7</text:p>
          </table:table-cell>
          <table:table-cell table:formula="of:=IF(OR(ISBLANK([.A56]);[.A56]=&quot;x&quot;);[.C56];&quot;    msg&quot;&amp;[.A56]&amp;TEXT([.F56];&quot;000&quot;)&amp;&quot;=&quot;&amp;[.D56])" office:value-type="string" office:string-value="    msgD007=Skipped Tests" calcext:value-type="string">
            <text:p><text:s text:c="4"/>msgD007=Skipped Tests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table:formula="of:=VLOOKUP([.A57];[.$A$3:.$B$9];2;0)" office:value-type="string" office:string-value="Pending" calcext:value-type="string">
            <text:p>Pending</text:p>
          </table:table-cell>
          <table:table-cell/>
          <table:table-cell office:value-type="string" calcext:value-type="string">
            <text:p>Pending</text:p>
          </table:table-cell>
          <table:table-cell table:formula="of:=[.D57]" office:value-type="string" office:string-value="Pending" calcext:value-type="string">
            <text:p>Pending</text:p>
          </table:table-cell>
          <table:table-cell table:formula="of:=COUNTIF([.A$12:.A57];[.A57])-1" office:value-type="float" office:value="0" calcext:value-type="float">
            <text:p>0</text:p>
          </table:table-cell>
          <table:table-cell table:formula="of:=IF(OR(ISBLANK([.A57]);[.A57]=&quot;x&quot;);[.C57];&quot;    msg&quot;&amp;[.A57]&amp;TEXT([.F57];&quot;000&quot;)&amp;&quot;=&quot;&amp;[.D57])" office:value-type="string" office:string-value="    msgE000=Pending" calcext:value-type="string">
            <text:p><text:s text:c="4"/>msgE000=Pending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table:formula="of:=VLOOKUP([.A58];[.$A$3:.$B$9];2;0)" office:value-type="string" office:string-value="Pending" calcext:value-type="string">
            <text:p>Pending</text:p>
          </table:table-cell>
          <table:table-cell/>
          <table:table-cell office:value-type="string" calcext:value-type="string">
            <text:p>Details for pending tests</text:p>
          </table:table-cell>
          <table:table-cell table:formula="of:=[.D58]" office:value-type="string" office:string-value="Details for pending tests" calcext:value-type="string">
            <text:p>Details for pending tests</text:p>
          </table:table-cell>
          <table:table-cell table:formula="of:=COUNTIF([.A$12:.A58];[.A58])-1" office:value-type="float" office:value="1" calcext:value-type="float">
            <text:p>1</text:p>
          </table:table-cell>
          <table:table-cell table:formula="of:=IF(OR(ISBLANK([.A58]);[.A58]=&quot;x&quot;);[.C58];&quot;    msg&quot;&amp;[.A58]&amp;TEXT([.F58];&quot;000&quot;)&amp;&quot;=&quot;&amp;[.D58])" office:value-type="string" office:string-value="    msgE001=Details for pending tests" calcext:value-type="string">
            <text:p><text:s text:c="4"/>msgE001=Details for pending tests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table:formula="of:=VLOOKUP([.A59];[.$A$3:.$B$9];2;0)" office:value-type="string" office:string-value="Pending" calcext:value-type="string">
            <text:p>Pending</text:p>
          </table:table-cell>
          <table:table-cell/>
          <table:table-cell office:value-type="string" calcext:value-type="string">
            <text:p>Details for pending tests by Describe block:</text:p>
          </table:table-cell>
          <table:table-cell table:formula="of:=[.D59]" office:value-type="string" office:string-value="Details for pending tests by Describe block:" calcext:value-type="string">
            <text:p>Details for pending tests by Describe block:</text:p>
          </table:table-cell>
          <table:table-cell table:formula="of:=COUNTIF([.A$12:.A59];[.A59])-1" office:value-type="float" office:value="2" calcext:value-type="float">
            <text:p>2</text:p>
          </table:table-cell>
          <table:table-cell table:formula="of:=IF(OR(ISBLANK([.A59]);[.A59]=&quot;x&quot;);[.C59];&quot;    msg&quot;&amp;[.A59]&amp;TEXT([.F59];&quot;000&quot;)&amp;&quot;=&quot;&amp;[.D59])" office:value-type="string" office:string-value="    msgE002=Details for pending tests by Describe block:" calcext:value-type="string">
            <text:p><text:s text:c="4"/>msgE002=Details for pending tests by Describe block: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table:formula="of:=VLOOKUP([.A60];[.$A$3:.$B$9];2;0)" office:value-type="string" office:string-value="Pending" calcext:value-type="string">
            <text:p>Pending</text:p>
          </table:table-cell>
          <table:table-cell/>
          <table:table-cell office:value-type="string" calcext:value-type="string">
            <text:p>Details for pending tests by Context block:</text:p>
          </table:table-cell>
          <table:table-cell table:formula="of:=[.D60]" office:value-type="string" office:string-value="Details for pending tests by Context block:" calcext:value-type="string">
            <text:p>Details for pending tests by Context block:</text:p>
          </table:table-cell>
          <table:table-cell table:formula="of:=COUNTIF([.A$12:.A60];[.A60])-1" office:value-type="float" office:value="3" calcext:value-type="float">
            <text:p>3</text:p>
          </table:table-cell>
          <table:table-cell table:formula="of:=IF(OR(ISBLANK([.A60]);[.A60]=&quot;x&quot;);[.C60];&quot;    msg&quot;&amp;[.A60]&amp;TEXT([.F60];&quot;000&quot;)&amp;&quot;=&quot;&amp;[.D60])" office:value-type="string" office:string-value="    msgE003=Details for pending tests by Context block:" calcext:value-type="string">
            <text:p><text:s text:c="4"/>msgE003=Details for pending tests by Context block: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table:formula="of:=VLOOKUP([.A61];[.$A$3:.$B$9];2;0)" office:value-type="string" office:string-value="Pending" calcext:value-type="string">
            <text:p>Pending</text:p>
          </table:table-cell>
          <table:table-cell/>
          <table:table-cell office:value-type="string" calcext:value-type="string">
            <text:p>Found pending tests in Describe blocks</text:p>
          </table:table-cell>
          <table:table-cell table:formula="of:=[.D61]" office:value-type="string" office:string-value="Found pending tests in Describe blocks" calcext:value-type="string">
            <text:p>Found pending tests in Describe blocks</text:p>
          </table:table-cell>
          <table:table-cell table:formula="of:=COUNTIF([.A$12:.A61];[.A61])-1" office:value-type="float" office:value="4" calcext:value-type="float">
            <text:p>4</text:p>
          </table:table-cell>
          <table:table-cell table:formula="of:=IF(OR(ISBLANK([.A61]);[.A61]=&quot;x&quot;);[.C61];&quot;    msg&quot;&amp;[.A61]&amp;TEXT([.F61];&quot;000&quot;)&amp;&quot;=&quot;&amp;[.D61])" office:value-type="string" office:string-value="    msgE004=Found pending tests in Describe blocks" calcext:value-type="string">
            <text:p><text:s text:c="4"/>msgE004=Found pending tests in Describe blocks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table:formula="of:=VLOOKUP([.A62];[.$A$3:.$B$9];2;0)" office:value-type="string" office:string-value="Pending" calcext:value-type="string">
            <text:p>Pending</text:p>
          </table:table-cell>
          <table:table-cell/>
          <table:table-cell office:value-type="string" calcext:value-type="string">
            <text:p>Found pending tests in Context blocks</text:p>
          </table:table-cell>
          <table:table-cell table:formula="of:=[.D62]" office:value-type="string" office:string-value="Found pending tests in Context blocks" calcext:value-type="string">
            <text:p>Found pending tests in Context blocks</text:p>
          </table:table-cell>
          <table:table-cell table:formula="of:=COUNTIF([.A$12:.A62];[.A62])-1" office:value-type="float" office:value="5" calcext:value-type="float">
            <text:p>5</text:p>
          </table:table-cell>
          <table:table-cell table:formula="of:=IF(OR(ISBLANK([.A62]);[.A62]=&quot;x&quot;);[.C62];&quot;    msg&quot;&amp;[.A62]&amp;TEXT([.F62];&quot;000&quot;)&amp;&quot;=&quot;&amp;[.D62])" office:value-type="string" office:string-value="    msgE005=Found pending tests in Context blocks" calcext:value-type="string">
            <text:p><text:s text:c="4"/>msgE005=Found pending tests in Context blocks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table:formula="of:=VLOOKUP([.A63];[.$A$3:.$B$9];2;0)" office:value-type="string" office:string-value="Pending" calcext:value-type="string">
            <text:p>Pending</text:p>
          </table:table-cell>
          <table:table-cell/>
          <table:table-cell office:value-type="string" calcext:value-type="string">
            <text:p>Pending Message</text:p>
          </table:table-cell>
          <table:table-cell table:formula="of:=[.D63]" office:value-type="string" office:string-value="Pending Message" calcext:value-type="string">
            <text:p>Pending Message</text:p>
          </table:table-cell>
          <table:table-cell table:formula="of:=COUNTIF([.A$12:.A63];[.A63])-1" office:value-type="float" office:value="6" calcext:value-type="float">
            <text:p>6</text:p>
          </table:table-cell>
          <table:table-cell table:formula="of:=IF(OR(ISBLANK([.A63]);[.A63]=&quot;x&quot;);[.C63];&quot;    msg&quot;&amp;[.A63]&amp;TEXT([.F63];&quot;000&quot;)&amp;&quot;=&quot;&amp;[.D63])" office:value-type="string" office:string-value="    msgE006=Pending Message" calcext:value-type="string">
            <text:p><text:s text:c="4"/>msgE006=Pending Message</text:p>
          </table:table-cell>
          <table:table-cell office:value-type="string" calcext:value-type="string">
            <text:p>Is it exist?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formula="of:=VLOOKUP([.A64];[.$A$3:.$B$9];2;0)" office:value-type="string" office:string-value="Pending" calcext:value-type="string">
            <text:p>Pending</text:p>
          </table:table-cell>
          <table:table-cell/>
          <table:table-cell office:value-type="string" calcext:value-type="string">
            <text:p>Pending Tests</text:p>
          </table:table-cell>
          <table:table-cell table:formula="of:=[.D64]" office:value-type="string" office:string-value="Pending Tests" calcext:value-type="string">
            <text:p>Pending Tests</text:p>
          </table:table-cell>
          <table:table-cell table:formula="of:=COUNTIF([.A$12:.A64];[.A64])-1" office:value-type="float" office:value="7" calcext:value-type="float">
            <text:p>7</text:p>
          </table:table-cell>
          <table:table-cell table:formula="of:=IF(OR(ISBLANK([.A64]);[.A64]=&quot;x&quot;);[.C64];&quot;    msg&quot;&amp;[.A64]&amp;TEXT([.F64];&quot;000&quot;)&amp;&quot;=&quot;&amp;[.D64])" office:value-type="string" office:string-value="    msgE007=Pending Tests" calcext:value-type="string">
            <text:p><text:s text:c="4"/>msgE007=Pending Tests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formula="of:=VLOOKUP([.A65];[.$A$3:.$B$9];2;0)" office:value-type="string" office:string-value="Inconclusive" calcext:value-type="string">
            <text:p>Inconclusive</text:p>
          </table:table-cell>
          <table:table-cell/>
          <table:table-cell office:value-type="string" calcext:value-type="string">
            <text:p>Inconclusive</text:p>
          </table:table-cell>
          <table:table-cell table:formula="of:=[.D65]" office:value-type="string" office:string-value="Inconclusive" calcext:value-type="string">
            <text:p>Inconclusive</text:p>
          </table:table-cell>
          <table:table-cell table:formula="of:=COUNTIF([.A$12:.A65];[.A65])-1" office:value-type="float" office:value="0" calcext:value-type="float">
            <text:p>0</text:p>
          </table:table-cell>
          <table:table-cell table:formula="of:=IF(OR(ISBLANK([.A65]);[.A65]=&quot;x&quot;);[.C65];&quot;    msg&quot;&amp;[.A65]&amp;TEXT([.F65];&quot;000&quot;)&amp;&quot;=&quot;&amp;[.D65])" office:value-type="string" office:string-value="    msgF000=Inconclusive" calcext:value-type="string">
            <text:p><text:s text:c="4"/>msgF000=Inconclusive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formula="of:=VLOOKUP([.A66];[.$A$3:.$B$9];2;0)" office:value-type="string" office:string-value="Inconclusive" calcext:value-type="string">
            <text:p>Inconclusive</text:p>
          </table:table-cell>
          <table:table-cell/>
          <table:table-cell office:value-type="string" calcext:value-type="string">
            <text:p>Details for inconclusive tests</text:p>
          </table:table-cell>
          <table:table-cell table:formula="of:=[.D66]" office:value-type="string" office:string-value="Details for inconclusive tests" calcext:value-type="string">
            <text:p>Details for inconclusive tests</text:p>
          </table:table-cell>
          <table:table-cell table:formula="of:=COUNTIF([.A$12:.A66];[.A66])-1" office:value-type="float" office:value="1" calcext:value-type="float">
            <text:p>1</text:p>
          </table:table-cell>
          <table:table-cell table:formula="of:=IF(OR(ISBLANK([.A66]);[.A66]=&quot;x&quot;);[.C66];&quot;    msg&quot;&amp;[.A66]&amp;TEXT([.F66];&quot;000&quot;)&amp;&quot;=&quot;&amp;[.D66])" office:value-type="string" office:string-value="    msgF001=Details for inconclusive tests" calcext:value-type="string">
            <text:p><text:s text:c="4"/>msgF001=Details for inconclusive tests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formula="of:=VLOOKUP([.A67];[.$A$3:.$B$9];2;0)" office:value-type="string" office:string-value="Inconclusive" calcext:value-type="string">
            <text:p>Inconclusive</text:p>
          </table:table-cell>
          <table:table-cell/>
          <table:table-cell office:value-type="string" calcext:value-type="string">
            <text:p>Details for inconclusive tests by Describe block:</text:p>
          </table:table-cell>
          <table:table-cell table:formula="of:=[.D67]" office:value-type="string" office:string-value="Details for inconclusive tests by Describe block:" calcext:value-type="string">
            <text:p>Details for inconclusive tests by Describe block:</text:p>
          </table:table-cell>
          <table:table-cell table:formula="of:=COUNTIF([.A$12:.A67];[.A67])-1" office:value-type="float" office:value="2" calcext:value-type="float">
            <text:p>2</text:p>
          </table:table-cell>
          <table:table-cell table:formula="of:=IF(OR(ISBLANK([.A67]);[.A67]=&quot;x&quot;);[.C67];&quot;    msg&quot;&amp;[.A67]&amp;TEXT([.F67];&quot;000&quot;)&amp;&quot;=&quot;&amp;[.D67])" office:value-type="string" office:string-value="    msgF002=Details for inconclusive tests by Describe block:" calcext:value-type="string">
            <text:p><text:s text:c="4"/>msgF002=Details for inconclusive tests by Describe block: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formula="of:=VLOOKUP([.A68];[.$A$3:.$B$9];2;0)" office:value-type="string" office:string-value="Inconclusive" calcext:value-type="string">
            <text:p>Inconclusive</text:p>
          </table:table-cell>
          <table:table-cell/>
          <table:table-cell office:value-type="string" calcext:value-type="string">
            <text:p>Details for inconclusive tests by Context block:</text:p>
          </table:table-cell>
          <table:table-cell table:formula="of:=[.D68]" office:value-type="string" office:string-value="Details for inconclusive tests by Context block:" calcext:value-type="string">
            <text:p>Details for inconclusive tests by Context block:</text:p>
          </table:table-cell>
          <table:table-cell table:formula="of:=COUNTIF([.A$12:.A68];[.A68])-1" office:value-type="float" office:value="3" calcext:value-type="float">
            <text:p>3</text:p>
          </table:table-cell>
          <table:table-cell table:formula="of:=IF(OR(ISBLANK([.A68]);[.A68]=&quot;x&quot;);[.C68];&quot;    msg&quot;&amp;[.A68]&amp;TEXT([.F68];&quot;000&quot;)&amp;&quot;=&quot;&amp;[.D68])" office:value-type="string" office:string-value="    msgF003=Details for inconclusive tests by Context block:" calcext:value-type="string">
            <text:p><text:s text:c="4"/>msgF003=Details for inconclusive tests by Context block: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formula="of:=VLOOKUP([.A69];[.$A$3:.$B$9];2;0)" office:value-type="string" office:string-value="Inconclusive" calcext:value-type="string">
            <text:p>Inconclusive</text:p>
          </table:table-cell>
          <table:table-cell/>
          <table:table-cell office:value-type="string" calcext:value-type="string">
            <text:p>Found inconclusive tests in Describe blocks</text:p>
          </table:table-cell>
          <table:table-cell table:formula="of:=[.D69]" office:value-type="string" office:string-value="Found inconclusive tests in Describe blocks" calcext:value-type="string">
            <text:p>Found inconclusive tests in Describe blocks</text:p>
          </table:table-cell>
          <table:table-cell table:formula="of:=COUNTIF([.A$12:.A69];[.A69])-1" office:value-type="float" office:value="4" calcext:value-type="float">
            <text:p>4</text:p>
          </table:table-cell>
          <table:table-cell table:formula="of:=IF(OR(ISBLANK([.A69]);[.A69]=&quot;x&quot;);[.C69];&quot;    msg&quot;&amp;[.A69]&amp;TEXT([.F69];&quot;000&quot;)&amp;&quot;=&quot;&amp;[.D69])" office:value-type="string" office:string-value="    msgF004=Found inconclusive tests in Describe blocks" calcext:value-type="string">
            <text:p><text:s text:c="4"/>msgF004=Found inconclusive tests in Describe blocks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formula="of:=VLOOKUP([.A70];[.$A$3:.$B$9];2;0)" office:value-type="string" office:string-value="Inconclusive" calcext:value-type="string">
            <text:p>Inconclusive</text:p>
          </table:table-cell>
          <table:table-cell/>
          <table:table-cell office:value-type="string" calcext:value-type="string">
            <text:p>Found inconclusive tests in Context blocks</text:p>
          </table:table-cell>
          <table:table-cell table:formula="of:=[.D70]" office:value-type="string" office:string-value="Found inconclusive tests in Context blocks" calcext:value-type="string">
            <text:p>Found inconclusive tests in Context blocks</text:p>
          </table:table-cell>
          <table:table-cell table:formula="of:=COUNTIF([.A$12:.A70];[.A70])-1" office:value-type="float" office:value="5" calcext:value-type="float">
            <text:p>5</text:p>
          </table:table-cell>
          <table:table-cell table:formula="of:=IF(OR(ISBLANK([.A70]);[.A70]=&quot;x&quot;);[.C70];&quot;    msg&quot;&amp;[.A70]&amp;TEXT([.F70];&quot;000&quot;)&amp;&quot;=&quot;&amp;[.D70])" office:value-type="string" office:string-value="    msgF005=Found inconclusive tests in Context blocks" calcext:value-type="string">
            <text:p><text:s text:c="4"/>msgF005=Found inconclusive tests in Context blocks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formula="of:=VLOOKUP([.A71];[.$A$3:.$B$9];2;0)" office:value-type="string" office:string-value="Inconclusive" calcext:value-type="string">
            <text:p>Inconclusive</text:p>
          </table:table-cell>
          <table:table-cell/>
          <table:table-cell office:value-type="string" calcext:value-type="string">
            <text:p>Inconclusive Message</text:p>
          </table:table-cell>
          <table:table-cell table:formula="of:=[.D71]" office:value-type="string" office:string-value="Inconclusive Message" calcext:value-type="string">
            <text:p>Inconclusive Message</text:p>
          </table:table-cell>
          <table:table-cell table:formula="of:=COUNTIF([.A$12:.A71];[.A71])-1" office:value-type="float" office:value="6" calcext:value-type="float">
            <text:p>6</text:p>
          </table:table-cell>
          <table:table-cell table:formula="of:=IF(OR(ISBLANK([.A71]);[.A71]=&quot;x&quot;);[.C71];&quot;    msg&quot;&amp;[.A71]&amp;TEXT([.F71];&quot;000&quot;)&amp;&quot;=&quot;&amp;[.D71])" office:value-type="string" office:string-value="    msgF006=Inconclusive Message" calcext:value-type="string">
            <text:p><text:s text:c="4"/>msgF006=Inconclusive Message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formula="of:=VLOOKUP([.A72];[.$A$3:.$B$9];2;0)" office:value-type="string" office:string-value="Inconclusive" calcext:value-type="string">
            <text:p>Inconclusive</text:p>
          </table:table-cell>
          <table:table-cell/>
          <table:table-cell office:value-type="string" calcext:value-type="string">
            <text:p>Inconclusive Tests</text:p>
          </table:table-cell>
          <table:table-cell table:formula="of:=[.D72]" office:value-type="string" office:string-value="Inconclusive Tests" calcext:value-type="string">
            <text:p>Inconclusive Tests</text:p>
          </table:table-cell>
          <table:table-cell table:formula="of:=COUNTIF([.A$12:.A72];[.A72])-1" office:value-type="float" office:value="7" calcext:value-type="float">
            <text:p>7</text:p>
          </table:table-cell>
          <table:table-cell table:formula="of:=IF(OR(ISBLANK([.A72]);[.A72]=&quot;x&quot;);[.C72];&quot;    msg&quot;&amp;[.A72]&amp;TEXT([.F72];&quot;000&quot;)&amp;&quot;=&quot;&amp;[.D72])" office:value-type="string" office:string-value="    msgF007=Inconclusive Tests" calcext:value-type="string">
            <text:p><text:s text:c="4"/>msgF007=Inconclusive Tests</text:p>
          </table:table-cell>
          <table:table-cell/>
        </table:table-row>
      </table:table>
      <table:table table:name="pl-PL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6"/>
          <table:table-cell table:style-name="ce1"/>
          <table:table-cell/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Count</text:p>
          </table:table-cell>
          <table:table-cell table:number-columns-repeated="3"/>
          <table:table-cell table:style-name="ce1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General</text:p>
          </table:table-cell>
          <table:table-cell table:formula="of:=COUNTIF([.$A$12:.$A$72];[.A3])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Passed</text:p>
          </table:table-cell>
          <table:table-cell table:formula="of:=COUNTIF([.$A$12:.$A$72];[.A4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ailed</text:p>
          </table:table-cell>
          <table:table-cell table:formula="of:=COUNTIF([.$A$12:.$A$72];[.A5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Skipped</text:p>
          </table:table-cell>
          <table:table-cell table:formula="of:=COUNTIF([.$A$12:.$A$72];[.A6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Pending</text:p>
          </table:table-cell>
          <table:table-cell table:formula="of:=COUNTIF([.$A$12:.$A$72];[.A7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Inconclusive</text:p>
          </table:table-cell>
          <table:table-cell table:formula="of:=COUNTIF([.$A$12:.$A$72];[.A8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mments</text:p>
          </table:table-cell>
          <table:table-cell table:formula="of:=COUNTIF([.$A$12:.$A$72];[.A9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"/>
          <table:table-cell/>
        </table:table-row>
        <table:table-row table:style-name="ro1">
          <table:table-cell office:value-type="string" calcext:value-type="string">
            <text:p>Group</text:p>
          </table:table-cell>
          <table:table-cell/>
          <table:table-cell office:value-type="string" calcext:value-type="string">
            <text:p>MessageIDs strings before 1.5.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roup count</text:p>
          </table:table-cell>
          <table:table-cell table:style-name="ce1" office:value-type="string" calcext:value-type="string">
            <text:p>MessageIDs strings since 1.5.0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VLOOKUP([.A12];[.$A$3:.$B$9];2;0)" office:value-type="string" office:string-value="General" calcext:value-type="string">
            <text:p>General</text:p>
          </table:table-cell>
          <table:table-cell office:value-type="string" calcext:value-type="string">
            <text:p>msg00</text:p>
          </table:table-cell>
          <table:table-cell office:value-type="string" calcext:value-type="string">
            <text:p>1.5.0</text:p>
          </table:table-cell>
          <table:table-cell table:style-name="ce2" table:formula="of:=[.D12]" office:value-type="string" office:string-value="1.5.0" calcext:value-type="string">
            <text:p>1.5.0</text:p>
          </table:table-cell>
          <table:table-cell table:formula="of:=COUNTIF([.A$12:.A12];[.A12])-1" office:value-type="float" office:value="0" calcext:value-type="float">
            <text:p>0</text:p>
          </table:table-cell>
          <table:table-cell table:formula="of:=IF(OR(ISBLANK([.A12]);[.A12]=&quot;X&quot;);&quot;    &quot;&amp;[.C12];&quot;    msg&quot;&amp;[.A12]&amp;TEXT([.F12];&quot;000&quot;)&amp;&quot;=&quot;&amp;[.E12])" office:value-type="string" office:string-value="    msgA000=1.5.0" calcext:value-type="string">
            <text:p><text:s text:c="4"/>msgA000=1.5.0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formula="of:=VLOOKUP([.A13];[.$A$3:.$B$9];2;0)" office:value-type="string" office:string-value="General" calcext:value-type="string">
            <text:p>General</text:p>
          </table:table-cell>
          <table:table-cell office:value-type="string" calcext:value-type="string">
            <text:p>msg01</text:p>
          </table:table-cell>
          <table:table-cell office:value-type="string" calcext:value-type="string">
            <text:p>Table of Contents</text:p>
          </table:table-cell>
          <table:table-cell office:value-type="string" calcext:value-type="string">
            <text:p>Spis treści</text:p>
          </table:table-cell>
          <table:table-cell table:formula="of:=COUNTIF([.A$12:.A13];[.A13])-1" office:value-type="float" office:value="1" calcext:value-type="float">
            <text:p>1</text:p>
          </table:table-cell>
          <table:table-cell table:formula="of:=IF(OR(ISBLANK([.A13]);[.A13]=&quot;X&quot;);&quot;    &quot;&amp;[.C13];&quot;    msg&quot;&amp;[.A13]&amp;TEXT([.F13];&quot;000&quot;)&amp;&quot;=&quot;&amp;[.E13])" office:value-type="string" office:string-value="    msgA001=Spis treści" calcext:value-type="string">
            <text:p><text:s text:c="4"/>msgA001=Spis treści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formula="of:=VLOOKUP([.A14];[.$A$3:.$B$9];2;0)" office:value-type="string" office:string-value="General" calcext:value-type="string">
            <text:p>General</text:p>
          </table:table-cell>
          <table:table-cell office:value-type="string" calcext:value-type="string">
            <text:p>msg02</text:p>
          </table:table-cell>
          <table:table-cell office:value-type="string" calcext:value-type="string">
            <text:p>Total Tests</text:p>
          </table:table-cell>
          <table:table-cell office:value-type="string" calcext:value-type="string">
            <text:p>Testy ogółem</text:p>
          </table:table-cell>
          <table:table-cell table:formula="of:=COUNTIF([.A$12:.A14];[.A14])-1" office:value-type="float" office:value="2" calcext:value-type="float">
            <text:p>2</text:p>
          </table:table-cell>
          <table:table-cell table:formula="of:=IF(OR(ISBLANK([.A14]);[.A14]=&quot;X&quot;);&quot;    &quot;&amp;[.C14];&quot;    msg&quot;&amp;[.A14]&amp;TEXT([.F14];&quot;000&quot;)&amp;&quot;=&quot;&amp;[.E14])" office:value-type="string" office:string-value="    msgA002=Testy ogółem" calcext:value-type="string">
            <text:p><text:s text:c="4"/>msgA002=Testy ogółem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formula="of:=VLOOKUP([.A15];[.$A$3:.$B$9];2;0)" office:value-type="string" office:string-value="General" calcext:value-type="string">
            <text:p>General</text:p>
          </table:table-cell>
          <table:table-cell office:value-type="string" calcext:value-type="string">
            <text:p>msg03</text:p>
          </table:table-cell>
          <table:table-cell office:value-type="string" calcext:value-type="string">
            <text:p>Passed Tests</text:p>
          </table:table-cell>
          <table:table-cell office:value-type="string" calcext:value-type="string">
            <text:p>Testy zdane</text:p>
          </table:table-cell>
          <table:table-cell table:formula="of:=COUNTIF([.A$12:.A15];[.A15])-1" office:value-type="float" office:value="3" calcext:value-type="float">
            <text:p>3</text:p>
          </table:table-cell>
          <table:table-cell table:formula="of:=IF(OR(ISBLANK([.A15]);[.A15]=&quot;X&quot;);&quot;    &quot;&amp;[.C15];&quot;    msg&quot;&amp;[.A15]&amp;TEXT([.F15];&quot;000&quot;)&amp;&quot;=&quot;&amp;[.E15])" office:value-type="string" office:string-value="    msgA003=Testy zdane" calcext:value-type="string">
            <text:p><text:s text:c="4"/>msgA003=Testy zdane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formula="of:=VLOOKUP([.A16];[.$A$3:.$B$9];2;0)" office:value-type="string" office:string-value="General" calcext:value-type="string">
            <text:p>General</text:p>
          </table:table-cell>
          <table:table-cell office:value-type="string" calcext:value-type="string">
            <text:p>msg04</text:p>
          </table:table-cell>
          <table:table-cell office:value-type="string" calcext:value-type="string">
            <text:p>Failed Tests</text:p>
          </table:table-cell>
          <table:table-cell office:value-type="string" calcext:value-type="string">
            <text:p>Testy niezdane</text:p>
          </table:table-cell>
          <table:table-cell table:formula="of:=COUNTIF([.A$12:.A16];[.A16])-1" office:value-type="float" office:value="4" calcext:value-type="float">
            <text:p>4</text:p>
          </table:table-cell>
          <table:table-cell table:formula="of:=IF(OR(ISBLANK([.A16]);[.A16]=&quot;X&quot;);&quot;    &quot;&amp;[.C16];&quot;    msg&quot;&amp;[.A16]&amp;TEXT([.F16];&quot;000&quot;)&amp;&quot;=&quot;&amp;[.E16])" office:value-type="string" office:string-value="    msgA004=Testy niezdane" calcext:value-type="string">
            <text:p><text:s text:c="4"/>msgA004=Testy niezdane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formula="of:=VLOOKUP([.A17];[.$A$3:.$B$9];2;0)" office:value-type="string" office:string-value="General" calcext:value-type="string">
            <text:p>General</text:p>
          </table:table-cell>
          <table:table-cell office:value-type="string" calcext:value-type="string">
            <text:p>msg05</text:p>
          </table:table-cell>
          <table:table-cell office:value-type="string" calcext:value-type="string">
            <text:p>Skipped Tests</text:p>
          </table:table-cell>
          <table:table-cell office:value-type="string" calcext:value-type="string">
            <text:p>Testy pominięte</text:p>
          </table:table-cell>
          <table:table-cell table:formula="of:=COUNTIF([.A$12:.A17];[.A17])-1" office:value-type="float" office:value="5" calcext:value-type="float">
            <text:p>5</text:p>
          </table:table-cell>
          <table:table-cell table:formula="of:=IF(OR(ISBLANK([.A17]);[.A17]=&quot;X&quot;);&quot;    &quot;&amp;[.C17];&quot;    msg&quot;&amp;[.A17]&amp;TEXT([.F17];&quot;000&quot;)&amp;&quot;=&quot;&amp;[.E17])" office:value-type="string" office:string-value="    msgA005=Testy pominięte" calcext:value-type="string">
            <text:p><text:s text:c="4"/>msgA005=Testy pominięte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formula="of:=VLOOKUP([.A18];[.$A$3:.$B$9];2;0)" office:value-type="string" office:string-value="General" calcext:value-type="string">
            <text:p>General</text:p>
          </table:table-cell>
          <table:table-cell office:value-type="string" calcext:value-type="string">
            <text:p>msg06</text:p>
          </table:table-cell>
          <table:table-cell office:value-type="string" calcext:value-type="string">
            <text:p>Pending Tests</text:p>
          </table:table-cell>
          <table:table-cell office:value-type="string" calcext:value-type="string">
            <text:p>Testy trwające</text:p>
          </table:table-cell>
          <table:table-cell table:formula="of:=COUNTIF([.A$12:.A18];[.A18])-1" office:value-type="float" office:value="6" calcext:value-type="float">
            <text:p>6</text:p>
          </table:table-cell>
          <table:table-cell table:formula="of:=IF(OR(ISBLANK([.A18]);[.A18]=&quot;X&quot;);&quot;    &quot;&amp;[.C18];&quot;    msg&quot;&amp;[.A18]&amp;TEXT([.F18];&quot;000&quot;)&amp;&quot;=&quot;&amp;[.E18])" office:value-type="string" office:string-value="    msgA006=Testy trwające" calcext:value-type="string">
            <text:p><text:s text:c="4"/>msgA006=Testy trwające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formula="of:=VLOOKUP([.A19];[.$A$3:.$B$9];2;0)" office:value-type="string" office:string-value="General" calcext:value-type="string">
            <text:p>General</text:p>
          </table:table-cell>
          <table:table-cell/>
          <table:table-cell office:value-type="string" calcext:value-type="string">
            <text:p>Inconclusive Tests</text:p>
          </table:table-cell>
          <table:table-cell office:value-type="string" calcext:value-type="string">
            <text:p>Nierozstrzygnięte</text:p>
          </table:table-cell>
          <table:table-cell table:formula="of:=COUNTIF([.A$12:.A19];[.A19])-1" office:value-type="float" office:value="7" calcext:value-type="float">
            <text:p>7</text:p>
          </table:table-cell>
          <table:table-cell table:formula="of:=IF(OR(ISBLANK([.A19]);[.A19]=&quot;X&quot;);&quot;    &quot;&amp;[.C19];&quot;    msg&quot;&amp;[.A19]&amp;TEXT([.F19];&quot;000&quot;)&amp;&quot;=&quot;&amp;[.E19])" office:value-type="string" office:string-value="    msgA007=Nierozstrzygnięte" calcext:value-type="string">
            <text:p><text:s text:c="4"/>msgA007=Nierozstrzygnięte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formula="of:=VLOOKUP([.A20];[.$A$3:.$B$9];2;0)" office:value-type="string" office:string-value="General" calcext:value-type="string">
            <text:p>General</text:p>
          </table:table-cell>
          <table:table-cell office:value-type="string" calcext:value-type="string">
            <text:p>msg07</text:p>
          </table:table-cell>
          <table:table-cell office:value-type="string" calcext:value-type="string">
            <text:p>Results summary</text:p>
          </table:table-cell>
          <table:table-cell office:value-type="string" calcext:value-type="string">
            <text:p>Podsumowanie <text:s/>testów</text:p>
          </table:table-cell>
          <table:table-cell table:formula="of:=COUNTIF([.A$12:.A20];[.A20])-1" office:value-type="float" office:value="8" calcext:value-type="float">
            <text:p>8</text:p>
          </table:table-cell>
          <table:table-cell table:formula="of:=IF(OR(ISBLANK([.A20]);[.A20]=&quot;X&quot;);&quot;    &quot;&amp;[.C20];&quot;    msg&quot;&amp;[.A20]&amp;TEXT([.F20];&quot;000&quot;)&amp;&quot;=&quot;&amp;[.E20])" office:value-type="string" office:string-value="    msgA008=Podsumowanie  testów" calcext:value-type="string">
            <text:p><text:s text:c="4"/>msgA008=Podsumowanie <text:s/>testów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formula="of:=VLOOKUP([.A21];[.$A$3:.$B$9];2;0)" office:value-type="string" office:string-value="General" calcext:value-type="string">
            <text:p>General</text:p>
          </table:table-cell>
          <table:table-cell office:value-type="string" calcext:value-type="string">
            <text:p>msg08</text:p>
          </table:table-cell>
          <table:table-cell office:value-type="string" calcext:value-type="string">
            <text:p>Evaluating tests results for</text:p>
          </table:table-cell>
          <table:table-cell office:value-type="string" calcext:value-type="string">
            <text:p>Przetwarzanie rezultatów testów dla</text:p>
          </table:table-cell>
          <table:table-cell table:formula="of:=COUNTIF([.A$12:.A21];[.A21])-1" office:value-type="float" office:value="9" calcext:value-type="float">
            <text:p>9</text:p>
          </table:table-cell>
          <table:table-cell table:formula="of:=IF(OR(ISBLANK([.A21]);[.A21]=&quot;X&quot;);&quot;    &quot;&amp;[.C21];&quot;    msg&quot;&amp;[.A21]&amp;TEXT([.F21];&quot;000&quot;)&amp;&quot;=&quot;&amp;[.E21])" office:value-type="string" office:string-value="    msgA009=Przetwarzanie rezultatów testów dla" calcext:value-type="string">
            <text:p><text:s text:c="4"/>msgA009=Przetwarzanie rezultatów testów dla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formula="of:=VLOOKUP([.A22];[.$A$3:.$B$9];2;0)" office:value-type="string" office:string-value="General" calcext:value-type="string">
            <text:p>General</text:p>
          </table:table-cell>
          <table:table-cell office:value-type="string" calcext:value-type="string">
            <text:p>msg15</text:p>
          </table:table-cell>
          <table:table-cell table:number-columns-repeated="2" office:value-type="string" calcext:value-type="string">
            <text:p>Describe</text:p>
          </table:table-cell>
          <table:table-cell table:formula="of:=COUNTIF([.A$12:.A22];[.A22])-1" office:value-type="float" office:value="10" calcext:value-type="float">
            <text:p>10</text:p>
          </table:table-cell>
          <table:table-cell table:formula="of:=IF(OR(ISBLANK([.A22]);[.A22]=&quot;X&quot;);&quot;    &quot;&amp;[.C22];&quot;    msg&quot;&amp;[.A22]&amp;TEXT([.F22];&quot;000&quot;)&amp;&quot;=&quot;&amp;[.E22])" office:value-type="string" office:string-value="    msgA010=Describe" calcext:value-type="string">
            <text:p><text:s text:c="4"/>msgA010=Describe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formula="of:=VLOOKUP([.A23];[.$A$3:.$B$9];2;0)" office:value-type="string" office:string-value="General" calcext:value-type="string">
            <text:p>General</text:p>
          </table:table-cell>
          <table:table-cell office:value-type="string" calcext:value-type="string">
            <text:p>msg16</text:p>
          </table:table-cell>
          <table:table-cell table:number-columns-repeated="2" office:value-type="string" calcext:value-type="string">
            <text:p>Context</text:p>
          </table:table-cell>
          <table:table-cell table:formula="of:=COUNTIF([.A$12:.A23];[.A23])-1" office:value-type="float" office:value="11" calcext:value-type="float">
            <text:p>11</text:p>
          </table:table-cell>
          <table:table-cell table:formula="of:=IF(OR(ISBLANK([.A23]);[.A23]=&quot;X&quot;);&quot;    &quot;&amp;[.C23];&quot;    msg&quot;&amp;[.A23]&amp;TEXT([.F23];&quot;000&quot;)&amp;&quot;=&quot;&amp;[.E23])" office:value-type="string" office:string-value="    msgA011=Context" calcext:value-type="string">
            <text:p><text:s text:c="4"/>msgA011=Context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formula="of:=VLOOKUP([.A24];[.$A$3:.$B$9];2;0)" office:value-type="string" office:string-value="General" calcext:value-type="string">
            <text:p>General</text:p>
          </table:table-cell>
          <table:table-cell office:value-type="string" calcext:value-type="string">
            <text:p>msg17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azwa</text:p>
          </table:table-cell>
          <table:table-cell table:formula="of:=COUNTIF([.A$12:.A24];[.A24])-1" office:value-type="float" office:value="12" calcext:value-type="float">
            <text:p>12</text:p>
          </table:table-cell>
          <table:table-cell table:formula="of:=IF(OR(ISBLANK([.A24]);[.A24]=&quot;X&quot;);&quot;    &quot;&amp;[.C24];&quot;    msg&quot;&amp;[.A24]&amp;TEXT([.F24];&quot;000&quot;)&amp;&quot;=&quot;&amp;[.E24])" office:value-type="string" office:string-value="    msgA012=Nazwa" calcext:value-type="string">
            <text:p><text:s text:c="4"/>msgA012=Nazwa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formula="of:=VLOOKUP([.A25];[.$A$3:.$B$9];2;0)" office:value-type="string" office:string-value="General" calcext:value-type="string">
            <text:p>General</text:p>
          </table:table-cell>
          <table:table-cell office:value-type="string" calcext:value-type="string">
            <text:p>msg27</text:p>
          </table:table-cell>
          <table:table-cell office:value-type="string" calcext:value-type="string">
            <text:p>The language</text:p>
          </table:table-cell>
          <table:table-cell office:value-type="string" calcext:value-type="string">
            <text:p>Język</text:p>
          </table:table-cell>
          <table:table-cell table:formula="of:=COUNTIF([.A$12:.A25];[.A25])-1" office:value-type="float" office:value="13" calcext:value-type="float">
            <text:p>13</text:p>
          </table:table-cell>
          <table:table-cell table:formula="of:=IF(OR(ISBLANK([.A25]);[.A25]=&quot;X&quot;);&quot;    &quot;&amp;[.C25];&quot;    msg&quot;&amp;[.A25]&amp;TEXT([.F25];&quot;000&quot;)&amp;&quot;=&quot;&amp;[.E25])" office:value-type="string" office:string-value="    msgA013=Język" calcext:value-type="string">
            <text:p><text:s text:c="4"/>msgA013=Język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formula="of:=VLOOKUP([.A26];[.$A$3:.$B$9];2;0)" office:value-type="string" office:string-value="General" calcext:value-type="string">
            <text:p>General</text:p>
          </table:table-cell>
          <table:table-cell office:value-type="string" calcext:value-type="string">
            <text:p>msg28</text:p>
          </table:table-cell>
          <table:table-cell office:value-type="string" calcext:value-type="string">
            <text:p>is not supported. Language en-US will be used.</text:p>
          </table:table-cell>
          <table:table-cell office:value-type="string" calcext:value-type="string">
            <text:p>nie jest wspierany. Będzie użyty język domyślny tj. en-US.</text:p>
          </table:table-cell>
          <table:table-cell table:formula="of:=COUNTIF([.A$12:.A26];[.A26])-1" office:value-type="float" office:value="14" calcext:value-type="float">
            <text:p>14</text:p>
          </table:table-cell>
          <table:table-cell table:formula="of:=IF(OR(ISBLANK([.A26]);[.A26]=&quot;X&quot;);&quot;    &quot;&amp;[.C26];&quot;    msg&quot;&amp;[.A26]&amp;TEXT([.F26];&quot;000&quot;)&amp;&quot;=&quot;&amp;[.E26])" office:value-type="string" office:string-value="    msgA014=nie jest wspierany. Będzie użyty język domyślny tj. en-US." calcext:value-type="string">
            <text:p><text:s text:c="4"/>msgA014=nie jest wspierany. Będzie użyty język domyślny tj. en-US.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formula="of:=VLOOKUP([.A27];[.$A$3:.$B$9];2;0)" office:value-type="string" office:string-value="General" calcext:value-type="string">
            <text:p>General</text:p>
          </table:table-cell>
          <table:table-cell office:value-type="string" calcext:value-type="string">
            <text:p>msg29</text:p>
          </table:table-cell>
          <table:table-cell office:value-type="string" calcext:value-type="string">
            <text:p>Version of used language file is different than than version of Format-Pester.ps1 file. Some texts can not be displayed correctly.</text:p>
          </table:table-cell>
          <table:table-cell office:value-type="string" calcext:value-type="string">
            <text:p>Wersja pliku języka jest inna niż wersja funkcji Format-Pester.ps1. Niektóre teksty mogą być wyświetlane niepoprawnie.</text:p>
          </table:table-cell>
          <table:table-cell table:formula="of:=COUNTIF([.A$12:.A27];[.A27])-1" office:value-type="float" office:value="15" calcext:value-type="float">
            <text:p>15</text:p>
          </table:table-cell>
          <table:table-cell table:formula="of:=IF(OR(ISBLANK([.A27]);[.A27]=&quot;X&quot;);&quot;    &quot;&amp;[.C27];&quot;    msg&quot;&amp;[.A27]&amp;TEXT([.F27];&quot;000&quot;)&amp;&quot;=&quot;&amp;[.E27])" office:value-type="string" office:string-value="    msgA015=Wersja pliku języka jest inna niż wersja funkcji Format-Pester.ps1. Niektóre teksty mogą być wyświetlane niepoprawnie." calcext:value-type="string">
            <text:p><text:s text:c="4"/>msgA015=Wersja pliku języka jest inna niż wersja funkcji Format-Pester.ps1. Niektóre teksty mogą być wyświetlane niepoprawnie.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formula="of:=VLOOKUP([.A28];[.$A$3:.$B$9];2;0)" office:value-type="string" office:string-value="General" calcext:value-type="string">
            <text:p>General</text:p>
          </table:table-cell>
          <table:table-cell office:value-type="string" calcext:value-type="string">
            <text:p>msg30</text:p>
          </table:table-cell>
          <table:table-cell office:value-type="string" calcext:value-type="string">
            <text:p>Performing action for</text:p>
          </table:table-cell>
          <table:table-cell office:value-type="string" calcext:value-type="string">
            <text:p>Wykonywanie operacji dla</text:p>
          </table:table-cell>
          <table:table-cell table:formula="of:=COUNTIF([.A$12:.A28];[.A28])-1" office:value-type="float" office:value="16" calcext:value-type="float">
            <text:p>16</text:p>
          </table:table-cell>
          <table:table-cell table:formula="of:=IF(OR(ISBLANK([.A28]);[.A28]=&quot;X&quot;);&quot;    &quot;&amp;[.C28];&quot;    msg&quot;&amp;[.A28]&amp;TEXT([.F28];&quot;000&quot;)&amp;&quot;=&quot;&amp;[.E28])" office:value-type="string" office:string-value="    msgA016=Wykonywanie operacji dla" calcext:value-type="string">
            <text:p><text:s text:c="4"/>msgA016=Wykonywanie operacji dla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formula="of:=VLOOKUP([.A29];[.$A$3:.$B$9];2;0)" office:value-type="string" office:string-value="General" calcext:value-type="string">
            <text:p>General</text:p>
          </table:table-cell>
          <table:table-cell office:value-type="string" calcext:value-type="string">
            <text:p>msg31</text:p>
          </table:table-cell>
          <table:table-cell office:value-type="string" calcext:value-type="string">
            <text:p>amount of results</text:p>
          </table:table-cell>
          <table:table-cell office:value-type="string" calcext:value-type="string">
            <text:p>liczba rezultatów</text:p>
          </table:table-cell>
          <table:table-cell table:formula="of:=COUNTIF([.A$12:.A29];[.A29])-1" office:value-type="float" office:value="17" calcext:value-type="float">
            <text:p>17</text:p>
          </table:table-cell>
          <table:table-cell table:formula="of:=IF(OR(ISBLANK([.A29]);[.A29]=&quot;X&quot;);&quot;    &quot;&amp;[.C29];&quot;    msg&quot;&amp;[.A29]&amp;TEXT([.F29];&quot;000&quot;)&amp;&quot;=&quot;&amp;[.E29])" office:value-type="string" office:string-value="    msgA017=liczba rezultatów" calcext:value-type="string">
            <text:p><text:s text:c="4"/>msgA017=liczba rezultatów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formula="of:=VLOOKUP([.A30];[.$A$3:.$B$9];2;0)" office:value-type="string" office:string-value="Comments" calcext:value-type="string">
            <text:p>Comments</text:p>
          </table:table-cell>
          <table:table-cell table:number-columns-repeated="3" office:value-type="string" calcext:value-type="string">
            <text:p>#Type of encoding used for write text files</text:p>
          </table:table-cell>
          <table:table-cell table:formula="of:=COUNTIF([.A$12:.A30];[.A30])-1" office:value-type="float" office:value="0" calcext:value-type="float">
            <text:p>0</text:p>
          </table:table-cell>
          <table:table-cell table:formula="of:=IF(OR(ISBLANK([.A30]);[.A30]=&quot;X&quot;);&quot;    &quot;&amp;[.C30];&quot;    msg&quot;&amp;[.A30]&amp;TEXT([.F30];&quot;000&quot;)&amp;&quot;=&quot;&amp;[.E30])" office:value-type="string" office:string-value="    #Type of encoding used for write text files" calcext:value-type="string">
            <text:p><text:s text:c="4"/>#Type of encoding used for write text files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formula="of:=VLOOKUP([.A31];[.$A$3:.$B$9];2;0)" office:value-type="string" office:string-value="Comments" calcext:value-type="string">
            <text:p>Comments</text:p>
          </table:table-cell>
          <table:table-cell table:number-columns-repeated="3" office:value-type="string" calcext:value-type="string">
            <text:p>#Suppurted vales: ASCII,Unicode,UTF7,UTF8</text:p>
          </table:table-cell>
          <table:table-cell table:formula="of:=COUNTIF([.A$12:.A31];[.A31])-1" office:value-type="float" office:value="1" calcext:value-type="float">
            <text:p>1</text:p>
          </table:table-cell>
          <table:table-cell table:formula="of:=IF(OR(ISBLANK([.A31]);[.A31]=&quot;X&quot;);&quot;    &quot;&amp;[.C31];&quot;    msg&quot;&amp;[.A31]&amp;TEXT([.F31];&quot;000&quot;)&amp;&quot;=&quot;&amp;[.E31])" office:value-type="string" office:string-value="    #Suppurted vales: ASCII,Unicode,UTF7,UTF8" calcext:value-type="string">
            <text:p><text:s text:c="4"/>#Suppurted vales: ASCII,Unicode,UTF7,UTF8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formula="of:=VLOOKUP([.A32];[.$A$3:.$B$9];2;0)" office:value-type="string" office:string-value="General" calcext:value-type="string">
            <text:p>General</text:p>
          </table:table-cell>
          <table:table-cell office:value-type="string" calcext:value-type="string">
            <text:p>msg32</text:p>
          </table:table-cell>
          <table:table-cell office:value-type="string" calcext:value-type="string">
            <text:p>ASCII</text:p>
          </table:table-cell>
          <table:table-cell office:value-type="string" calcext:value-type="string">
            <text:p>UTF8</text:p>
          </table:table-cell>
          <table:table-cell table:formula="of:=COUNTIF([.A$12:.A32];[.A32])-1" office:value-type="float" office:value="18" calcext:value-type="float">
            <text:p>18</text:p>
          </table:table-cell>
          <table:table-cell table:formula="of:=IF(OR(ISBLANK([.A32]);[.A32]=&quot;X&quot;);&quot;    &quot;&amp;[.C32];&quot;    msg&quot;&amp;[.A32]&amp;TEXT([.F32];&quot;000&quot;)&amp;&quot;=&quot;&amp;[.E32])" office:value-type="string" office:string-value="    msgA018=UTF8" calcext:value-type="string">
            <text:p><text:s text:c="4"/>msgA018=UTF8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table:formula="of:=VLOOKUP([.A33];[.$A$3:.$B$9];2;0)" office:value-type="string" office:string-value="Passed" calcext:value-type="string">
            <text:p>Passed</text:p>
          </table:table-cell>
          <table:table-cell office:value-type="string" calcext:value-type="string">
            <text:p>msg09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Zdane</text:p>
          </table:table-cell>
          <table:table-cell table:formula="of:=COUNTIF([.A$12:.A33];[.A33])-1" office:value-type="float" office:value="0" calcext:value-type="float">
            <text:p>0</text:p>
          </table:table-cell>
          <table:table-cell table:formula="of:=IF(OR(ISBLANK([.A33]);[.A33]=&quot;X&quot;);&quot;    &quot;&amp;[.C33];&quot;    msg&quot;&amp;[.A33]&amp;TEXT([.F33];&quot;000&quot;)&amp;&quot;=&quot;&amp;[.E33])" office:value-type="string" office:string-value="    msgB000=Zdane" calcext:value-type="string">
            <text:p><text:s text:c="4"/>msgB000=Zdane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table:formula="of:=VLOOKUP([.A34];[.$A$3:.$B$9];2;0)" office:value-type="string" office:string-value="Passed" calcext:value-type="string">
            <text:p>Passed</text:p>
          </table:table-cell>
          <table:table-cell office:value-type="string" calcext:value-type="string">
            <text:p>msg10</text:p>
          </table:table-cell>
          <table:table-cell office:value-type="string" calcext:value-type="string">
            <text:p>Details for passed tests</text:p>
          </table:table-cell>
          <table:table-cell office:value-type="string" calcext:value-type="string">
            <text:p>Szczegóły zdanych testów</text:p>
          </table:table-cell>
          <table:table-cell table:formula="of:=COUNTIF([.A$12:.A34];[.A34])-1" office:value-type="float" office:value="1" calcext:value-type="float">
            <text:p>1</text:p>
          </table:table-cell>
          <table:table-cell table:formula="of:=IF(OR(ISBLANK([.A34]);[.A34]=&quot;X&quot;);&quot;    &quot;&amp;[.C34];&quot;    msg&quot;&amp;[.A34]&amp;TEXT([.F34];&quot;000&quot;)&amp;&quot;=&quot;&amp;[.E34])" office:value-type="string" office:string-value="    msgB001=Szczegóły zdanych testów" calcext:value-type="string">
            <text:p><text:s text:c="4"/>msgB001=Szczegóły zdanych testów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table:formula="of:=VLOOKUP([.A35];[.$A$3:.$B$9];2;0)" office:value-type="string" office:string-value="Passed" calcext:value-type="string">
            <text:p>Passed</text:p>
          </table:table-cell>
          <table:table-cell office:value-type="string" calcext:value-type="string">
            <text:p>msg11</text:p>
          </table:table-cell>
          <table:table-cell office:value-type="string" calcext:value-type="string">
            <text:p>Details for passed tests by Describe block:</text:p>
          </table:table-cell>
          <table:table-cell office:value-type="string" calcext:value-type="string">
            <text:p>Szczegóły zdanych testów dla bloku Describe:</text:p>
          </table:table-cell>
          <table:table-cell table:formula="of:=COUNTIF([.A$12:.A35];[.A35])-1" office:value-type="float" office:value="2" calcext:value-type="float">
            <text:p>2</text:p>
          </table:table-cell>
          <table:table-cell table:formula="of:=IF(OR(ISBLANK([.A35]);[.A35]=&quot;X&quot;);&quot;    &quot;&amp;[.C35];&quot;    msg&quot;&amp;[.A35]&amp;TEXT([.F35];&quot;000&quot;)&amp;&quot;=&quot;&amp;[.E35])" office:value-type="string" office:string-value="    msgB002=Szczegóły zdanych testów dla bloku Describe:" calcext:value-type="string">
            <text:p><text:s text:c="4"/>msgB002=Szczegóły zdanych testów dla bloku Describe: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table:formula="of:=VLOOKUP([.A36];[.$A$3:.$B$9];2;0)" office:value-type="string" office:string-value="Passed" calcext:value-type="string">
            <text:p>Passed</text:p>
          </table:table-cell>
          <table:table-cell office:value-type="string" calcext:value-type="string">
            <text:p>msg12</text:p>
          </table:table-cell>
          <table:table-cell office:value-type="string" calcext:value-type="string">
            <text:p>Details for passed tests by Context block:</text:p>
          </table:table-cell>
          <table:table-cell office:value-type="string" calcext:value-type="string">
            <text:p>Szczegóły zdanych testów dla bloku Context:</text:p>
          </table:table-cell>
          <table:table-cell table:formula="of:=COUNTIF([.A$12:.A36];[.A36])-1" office:value-type="float" office:value="3" calcext:value-type="float">
            <text:p>3</text:p>
          </table:table-cell>
          <table:table-cell table:formula="of:=IF(OR(ISBLANK([.A36]);[.A36]=&quot;X&quot;);&quot;    &quot;&amp;[.C36];&quot;    msg&quot;&amp;[.A36]&amp;TEXT([.F36];&quot;000&quot;)&amp;&quot;=&quot;&amp;[.E36])" office:value-type="string" office:string-value="    msgB003=Szczegóły zdanych testów dla bloku Context:" calcext:value-type="string">
            <text:p><text:s text:c="4"/>msgB003=Szczegóły zdanych testów dla bloku Context: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table:formula="of:=VLOOKUP([.A37];[.$A$3:.$B$9];2;0)" office:value-type="string" office:string-value="Passed" calcext:value-type="string">
            <text:p>Passed</text:p>
          </table:table-cell>
          <table:table-cell office:value-type="string" calcext:value-type="string">
            <text:p>msg13</text:p>
          </table:table-cell>
          <table:table-cell office:value-type="string" calcext:value-type="string">
            <text:p>Found passed tests in Describe blocks</text:p>
          </table:table-cell>
          <table:table-cell office:value-type="string" calcext:value-type="string">
            <text:p>Znaleziono zdane testy dla bloku Describe</text:p>
          </table:table-cell>
          <table:table-cell table:formula="of:=COUNTIF([.A$12:.A37];[.A37])-1" office:value-type="float" office:value="4" calcext:value-type="float">
            <text:p>4</text:p>
          </table:table-cell>
          <table:table-cell table:formula="of:=IF(OR(ISBLANK([.A37]);[.A37]=&quot;X&quot;);&quot;    &quot;&amp;[.C37];&quot;    msg&quot;&amp;[.A37]&amp;TEXT([.F37];&quot;000&quot;)&amp;&quot;=&quot;&amp;[.E37])" office:value-type="string" office:string-value="    msgB004=Znaleziono zdane testy dla bloku Describe" calcext:value-type="string">
            <text:p><text:s text:c="4"/>msgB004=Znaleziono zdane testy dla bloku Describe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table:formula="of:=VLOOKUP([.A38];[.$A$3:.$B$9];2;0)" office:value-type="string" office:string-value="Passed" calcext:value-type="string">
            <text:p>Passed</text:p>
          </table:table-cell>
          <table:table-cell office:value-type="string" calcext:value-type="string">
            <text:p>msg14</text:p>
          </table:table-cell>
          <table:table-cell office:value-type="string" calcext:value-type="string">
            <text:p>Found passed tests in Context block</text:p>
          </table:table-cell>
          <table:table-cell office:value-type="string" calcext:value-type="string">
            <text:p>Znaleziono zdane testy dla bloku Context</text:p>
          </table:table-cell>
          <table:table-cell table:formula="of:=COUNTIF([.A$12:.A38];[.A38])-1" office:value-type="float" office:value="5" calcext:value-type="float">
            <text:p>5</text:p>
          </table:table-cell>
          <table:table-cell table:formula="of:=IF(OR(ISBLANK([.A38]);[.A38]=&quot;X&quot;);&quot;    &quot;&amp;[.C38];&quot;    msg&quot;&amp;[.A38]&amp;TEXT([.F38];&quot;000&quot;)&amp;&quot;=&quot;&amp;[.E38])" office:value-type="string" office:string-value="    msgB005=Znaleziono zdane testy dla bloku Context" calcext:value-type="string">
            <text:p><text:s text:c="4"/>msgB005=Znaleziono zdane testy dla bloku Context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table:formula="of:=VLOOKUP([.A39];[.$A$3:.$B$9];2;0)" office:value-type="string" office:string-value="Passed" calcext:value-type="string">
            <text:p>Passed</text:p>
          </table:table-cell>
          <table:table-cell/>
          <table:table-cell table:number-columns-repeated="2" office:value-type="string" calcext:value-type="string">
            <text:p>NOT_EXISTS</text:p>
          </table:table-cell>
          <table:table-cell table:formula="of:=COUNTIF([.A$12:.A39];[.A39])-1" office:value-type="float" office:value="6" calcext:value-type="float">
            <text:p>6</text:p>
          </table:table-cell>
          <table:table-cell table:formula="of:=IF(OR(ISBLANK([.A39]);[.A39]=&quot;X&quot;);&quot;    &quot;&amp;[.C39];&quot;    msg&quot;&amp;[.A39]&amp;TEXT([.F39];&quot;000&quot;)&amp;&quot;=&quot;&amp;[.E39])" office:value-type="string" office:string-value="    msgB006=NOT_EXISTS" calcext:value-type="string">
            <text:p><text:s text:c="4"/>msgB006=NOT_EXISTS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table:formula="of:=VLOOKUP([.A40];[.$A$3:.$B$9];2;0)" office:value-type="string" office:string-value="Passed" calcext:value-type="string">
            <text:p>Passed</text:p>
          </table:table-cell>
          <table:table-cell office:value-type="string" calcext:value-type="string">
            <text:p>msg25</text:p>
          </table:table-cell>
          <table:table-cell office:value-type="string" calcext:value-type="string">
            <text:p>Passed tests</text:p>
          </table:table-cell>
          <table:table-cell office:value-type="string" calcext:value-type="string">
            <text:p>Zdane testy</text:p>
          </table:table-cell>
          <table:table-cell table:formula="of:=COUNTIF([.A$12:.A40];[.A40])-1" office:value-type="float" office:value="7" calcext:value-type="float">
            <text:p>7</text:p>
          </table:table-cell>
          <table:table-cell table:formula="of:=IF(OR(ISBLANK([.A40]);[.A40]=&quot;X&quot;);&quot;    &quot;&amp;[.C40];&quot;    msg&quot;&amp;[.A40]&amp;TEXT([.F40];&quot;000&quot;)&amp;&quot;=&quot;&amp;[.E40])" office:value-type="string" office:string-value="    msgB007=Zdane testy" calcext:value-type="string">
            <text:p><text:s text:c="4"/>msgB007=Zdane testy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table:formula="of:=VLOOKUP([.A41];[.$A$3:.$B$9];2;0)" office:value-type="string" office:string-value="Failed" calcext:value-type="string">
            <text:p>Failed</text:p>
          </table:table-cell>
          <table:table-cell office:value-type="string" calcext:value-type="string">
            <text:p>msg18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iezdane</text:p>
          </table:table-cell>
          <table:table-cell table:formula="of:=COUNTIF([.A$12:.A41];[.A41])-1" office:value-type="float" office:value="0" calcext:value-type="float">
            <text:p>0</text:p>
          </table:table-cell>
          <table:table-cell table:formula="of:=IF(OR(ISBLANK([.A41]);[.A41]=&quot;X&quot;);&quot;    &quot;&amp;[.C41];&quot;    msg&quot;&amp;[.A41]&amp;TEXT([.F41];&quot;000&quot;)&amp;&quot;=&quot;&amp;[.E41])" office:value-type="string" office:string-value="    msgC000=Niezdane" calcext:value-type="string">
            <text:p><text:s text:c="4"/>msgC000=Niezdane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table:formula="of:=VLOOKUP([.A42];[.$A$3:.$B$9];2;0)" office:value-type="string" office:string-value="Failed" calcext:value-type="string">
            <text:p>Failed</text:p>
          </table:table-cell>
          <table:table-cell office:value-type="string" calcext:value-type="string">
            <text:p>msg19</text:p>
          </table:table-cell>
          <table:table-cell office:value-type="string" calcext:value-type="string">
            <text:p>Details for failed tests</text:p>
          </table:table-cell>
          <table:table-cell office:value-type="string" calcext:value-type="string">
            <text:p>Szczegóły niezdanych testów</text:p>
          </table:table-cell>
          <table:table-cell table:formula="of:=COUNTIF([.A$12:.A42];[.A42])-1" office:value-type="float" office:value="1" calcext:value-type="float">
            <text:p>1</text:p>
          </table:table-cell>
          <table:table-cell table:formula="of:=IF(OR(ISBLANK([.A42]);[.A42]=&quot;X&quot;);&quot;    &quot;&amp;[.C42];&quot;    msg&quot;&amp;[.A42]&amp;TEXT([.F42];&quot;000&quot;)&amp;&quot;=&quot;&amp;[.E42])" office:value-type="string" office:string-value="    msgC001=Szczegóły niezdanych testów" calcext:value-type="string">
            <text:p><text:s text:c="4"/>msgC001=Szczegóły niezdanych testów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table:formula="of:=VLOOKUP([.A43];[.$A$3:.$B$9];2;0)" office:value-type="string" office:string-value="Failed" calcext:value-type="string">
            <text:p>Failed</text:p>
          </table:table-cell>
          <table:table-cell office:value-type="string" calcext:value-type="string">
            <text:p>msg20</text:p>
          </table:table-cell>
          <table:table-cell office:value-type="string" calcext:value-type="string">
            <text:p>Details for failed tests by Describe block:</text:p>
          </table:table-cell>
          <table:table-cell office:value-type="string" calcext:value-type="string">
            <text:p>Szczegóły niezdanych testów dla bloku Describe:</text:p>
          </table:table-cell>
          <table:table-cell table:formula="of:=COUNTIF([.A$12:.A43];[.A43])-1" office:value-type="float" office:value="2" calcext:value-type="float">
            <text:p>2</text:p>
          </table:table-cell>
          <table:table-cell table:formula="of:=IF(OR(ISBLANK([.A43]);[.A43]=&quot;X&quot;);&quot;    &quot;&amp;[.C43];&quot;    msg&quot;&amp;[.A43]&amp;TEXT([.F43];&quot;000&quot;)&amp;&quot;=&quot;&amp;[.E43])" office:value-type="string" office:string-value="    msgC002=Szczegóły niezdanych testów dla bloku Describe:" calcext:value-type="string">
            <text:p><text:s text:c="4"/>msgC002=Szczegóły niezdanych testów dla bloku Describe: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table:formula="of:=VLOOKUP([.A44];[.$A$3:.$B$9];2;0)" office:value-type="string" office:string-value="Failed" calcext:value-type="string">
            <text:p>Failed</text:p>
          </table:table-cell>
          <table:table-cell office:value-type="string" calcext:value-type="string">
            <text:p>msg21</text:p>
          </table:table-cell>
          <table:table-cell office:value-type="string" calcext:value-type="string">
            <text:p>Details for failed tests by Context block:</text:p>
          </table:table-cell>
          <table:table-cell office:value-type="string" calcext:value-type="string">
            <text:p>Szczegóły niezdanych testów dla bloku Context:</text:p>
          </table:table-cell>
          <table:table-cell table:formula="of:=COUNTIF([.A$12:.A44];[.A44])-1" office:value-type="float" office:value="3" calcext:value-type="float">
            <text:p>3</text:p>
          </table:table-cell>
          <table:table-cell table:formula="of:=IF(OR(ISBLANK([.A44]);[.A44]=&quot;X&quot;);&quot;    &quot;&amp;[.C44];&quot;    msg&quot;&amp;[.A44]&amp;TEXT([.F44];&quot;000&quot;)&amp;&quot;=&quot;&amp;[.E44])" office:value-type="string" office:string-value="    msgC003=Szczegóły niezdanych testów dla bloku Context:" calcext:value-type="string">
            <text:p><text:s text:c="4"/>msgC003=Szczegóły niezdanych testów dla bloku Context: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table:formula="of:=VLOOKUP([.A45];[.$A$3:.$B$9];2;0)" office:value-type="string" office:string-value="Failed" calcext:value-type="string">
            <text:p>Failed</text:p>
          </table:table-cell>
          <table:table-cell office:value-type="string" calcext:value-type="string">
            <text:p>msg22</text:p>
          </table:table-cell>
          <table:table-cell office:value-type="string" calcext:value-type="string">
            <text:p>Found failed tests in Describe blocks</text:p>
          </table:table-cell>
          <table:table-cell office:value-type="string" calcext:value-type="string">
            <text:p>Znaleziono zdane testy dla bloku Describe</text:p>
          </table:table-cell>
          <table:table-cell table:formula="of:=COUNTIF([.A$12:.A45];[.A45])-1" office:value-type="float" office:value="4" calcext:value-type="float">
            <text:p>4</text:p>
          </table:table-cell>
          <table:table-cell table:formula="of:=IF(OR(ISBLANK([.A45]);[.A45]=&quot;X&quot;);&quot;    &quot;&amp;[.C45];&quot;    msg&quot;&amp;[.A45]&amp;TEXT([.F45];&quot;000&quot;)&amp;&quot;=&quot;&amp;[.E45])" office:value-type="string" office:string-value="    msgC004=Znaleziono zdane testy dla bloku Describe" calcext:value-type="string">
            <text:p><text:s text:c="4"/>msgC004=Znaleziono zdane testy dla bloku Describe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table:formula="of:=VLOOKUP([.A46];[.$A$3:.$B$9];2;0)" office:value-type="string" office:string-value="Failed" calcext:value-type="string">
            <text:p>Failed</text:p>
          </table:table-cell>
          <table:table-cell office:value-type="string" calcext:value-type="string">
            <text:p>msg23</text:p>
          </table:table-cell>
          <table:table-cell office:value-type="string" calcext:value-type="string">
            <text:p>Found failed tests in Context blocks</text:p>
          </table:table-cell>
          <table:table-cell office:value-type="string" calcext:value-type="string">
            <text:p>Znaleziono zdane testy dla bloku Context</text:p>
          </table:table-cell>
          <table:table-cell table:formula="of:=COUNTIF([.A$12:.A46];[.A46])-1" office:value-type="float" office:value="5" calcext:value-type="float">
            <text:p>5</text:p>
          </table:table-cell>
          <table:table-cell table:formula="of:=IF(OR(ISBLANK([.A46]);[.A46]=&quot;X&quot;);&quot;    &quot;&amp;[.C46];&quot;    msg&quot;&amp;[.A46]&amp;TEXT([.F46];&quot;000&quot;)&amp;&quot;=&quot;&amp;[.E46])" office:value-type="string" office:string-value="    msgC005=Znaleziono zdane testy dla bloku Context" calcext:value-type="string">
            <text:p><text:s text:c="4"/>msgC005=Znaleziono zdane testy dla bloku Context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table:formula="of:=VLOOKUP([.A47];[.$A$3:.$B$9];2;0)" office:value-type="string" office:string-value="Failed" calcext:value-type="string">
            <text:p>Failed</text:p>
          </table:table-cell>
          <table:table-cell office:value-type="string" calcext:value-type="string">
            <text:p>msg24</text:p>
          </table:table-cell>
          <table:table-cell office:value-type="string" calcext:value-type="string">
            <text:p>Failure Message</text:p>
          </table:table-cell>
          <table:table-cell office:value-type="string" calcext:value-type="string">
            <text:p>Komunikat niezdanego testu</text:p>
          </table:table-cell>
          <table:table-cell table:formula="of:=COUNTIF([.A$12:.A47];[.A47])-1" office:value-type="float" office:value="6" calcext:value-type="float">
            <text:p>6</text:p>
          </table:table-cell>
          <table:table-cell table:formula="of:=IF(OR(ISBLANK([.A47]);[.A47]=&quot;X&quot;);&quot;    &quot;&amp;[.C47];&quot;    msg&quot;&amp;[.A47]&amp;TEXT([.F47];&quot;000&quot;)&amp;&quot;=&quot;&amp;[.E47])" office:value-type="string" office:string-value="    msgC006=Komunikat niezdanego testu" calcext:value-type="string">
            <text:p><text:s text:c="4"/>msgC006=Komunikat niezdanego testu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table:formula="of:=VLOOKUP([.A48];[.$A$3:.$B$9];2;0)" office:value-type="string" office:string-value="Failed" calcext:value-type="string">
            <text:p>Failed</text:p>
          </table:table-cell>
          <table:table-cell office:value-type="string" calcext:value-type="string">
            <text:p>msg26</text:p>
          </table:table-cell>
          <table:table-cell office:value-type="string" calcext:value-type="string">
            <text:p>Failed tests</text:p>
          </table:table-cell>
          <table:table-cell office:value-type="string" calcext:value-type="string">
            <text:p>Niezdane testy</text:p>
          </table:table-cell>
          <table:table-cell table:formula="of:=COUNTIF([.A$12:.A48];[.A48])-1" office:value-type="float" office:value="7" calcext:value-type="float">
            <text:p>7</text:p>
          </table:table-cell>
          <table:table-cell table:formula="of:=IF(OR(ISBLANK([.A48]);[.A48]=&quot;X&quot;);&quot;    &quot;&amp;[.C48];&quot;    msg&quot;&amp;[.A48]&amp;TEXT([.F48];&quot;000&quot;)&amp;&quot;=&quot;&amp;[.E48])" office:value-type="string" office:string-value="    msgC007=Niezdane testy" calcext:value-type="string">
            <text:p><text:s text:c="4"/>msgC007=Niezdane testy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table:formula="of:=VLOOKUP([.A49];[.$A$3:.$B$9];2;0)" office:value-type="string" office:string-value="Skipped" calcext:value-type="string">
            <text:p>Skipped</text:p>
          </table:table-cell>
          <table:table-cell/>
          <table:table-cell office:value-type="string" calcext:value-type="string">
            <text:p>Skipped</text:p>
          </table:table-cell>
          <table:table-cell office:value-type="string" calcext:value-type="string">
            <text:p>Pominięte</text:p>
          </table:table-cell>
          <table:table-cell table:formula="of:=COUNTIF([.A$12:.A49];[.A49])-1" office:value-type="float" office:value="0" calcext:value-type="float">
            <text:p>0</text:p>
          </table:table-cell>
          <table:table-cell table:formula="of:=IF(OR(ISBLANK([.A49]);[.A49]=&quot;X&quot;);&quot;    &quot;&amp;[.C49];&quot;    msg&quot;&amp;[.A49]&amp;TEXT([.F49];&quot;000&quot;)&amp;&quot;=&quot;&amp;[.E49])" office:value-type="string" office:string-value="    msgD000=Pominięte" calcext:value-type="string">
            <text:p><text:s text:c="4"/>msgD000=Pominięte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table:formula="of:=VLOOKUP([.A50];[.$A$3:.$B$9];2;0)" office:value-type="string" office:string-value="Skipped" calcext:value-type="string">
            <text:p>Skipped</text:p>
          </table:table-cell>
          <table:table-cell/>
          <table:table-cell office:value-type="string" calcext:value-type="string">
            <text:p>Details for skipped tests</text:p>
          </table:table-cell>
          <table:table-cell office:value-type="string" calcext:value-type="string">
            <text:p>Szczegóły pominiętych testów</text:p>
          </table:table-cell>
          <table:table-cell table:formula="of:=COUNTIF([.A$12:.A50];[.A50])-1" office:value-type="float" office:value="1" calcext:value-type="float">
            <text:p>1</text:p>
          </table:table-cell>
          <table:table-cell table:formula="of:=IF(OR(ISBLANK([.A50]);[.A50]=&quot;X&quot;);&quot;    &quot;&amp;[.C50];&quot;    msg&quot;&amp;[.A50]&amp;TEXT([.F50];&quot;000&quot;)&amp;&quot;=&quot;&amp;[.E50])" office:value-type="string" office:string-value="    msgD001=Szczegóły pominiętych testów" calcext:value-type="string">
            <text:p><text:s text:c="4"/>msgD001=Szczegóły pominiętych testów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table:formula="of:=VLOOKUP([.A51];[.$A$3:.$B$9];2;0)" office:value-type="string" office:string-value="Skipped" calcext:value-type="string">
            <text:p>Skipped</text:p>
          </table:table-cell>
          <table:table-cell/>
          <table:table-cell office:value-type="string" calcext:value-type="string">
            <text:p>Details for skipped tests by Describe block:</text:p>
          </table:table-cell>
          <table:table-cell office:value-type="string" calcext:value-type="string">
            <text:p>Szczegóły pominiętych testów dla bloku Describe:</text:p>
          </table:table-cell>
          <table:table-cell table:formula="of:=COUNTIF([.A$12:.A51];[.A51])-1" office:value-type="float" office:value="2" calcext:value-type="float">
            <text:p>2</text:p>
          </table:table-cell>
          <table:table-cell table:formula="of:=IF(OR(ISBLANK([.A51]);[.A51]=&quot;X&quot;);&quot;    &quot;&amp;[.C51];&quot;    msg&quot;&amp;[.A51]&amp;TEXT([.F51];&quot;000&quot;)&amp;&quot;=&quot;&amp;[.E51])" office:value-type="string" office:string-value="    msgD002=Szczegóły pominiętych testów dla bloku Describe:" calcext:value-type="string">
            <text:p><text:s text:c="4"/>msgD002=Szczegóły pominiętych testów dla bloku Describe: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table:formula="of:=VLOOKUP([.A52];[.$A$3:.$B$9];2;0)" office:value-type="string" office:string-value="Skipped" calcext:value-type="string">
            <text:p>Skipped</text:p>
          </table:table-cell>
          <table:table-cell/>
          <table:table-cell office:value-type="string" calcext:value-type="string">
            <text:p>Details for skipped tests by Context block:</text:p>
          </table:table-cell>
          <table:table-cell office:value-type="string" calcext:value-type="string">
            <text:p>Szczegóły pominiętych testów dla bloku Context:</text:p>
          </table:table-cell>
          <table:table-cell table:formula="of:=COUNTIF([.A$12:.A52];[.A52])-1" office:value-type="float" office:value="3" calcext:value-type="float">
            <text:p>3</text:p>
          </table:table-cell>
          <table:table-cell table:formula="of:=IF(OR(ISBLANK([.A52]);[.A52]=&quot;X&quot;);&quot;    &quot;&amp;[.C52];&quot;    msg&quot;&amp;[.A52]&amp;TEXT([.F52];&quot;000&quot;)&amp;&quot;=&quot;&amp;[.E52])" office:value-type="string" office:string-value="    msgD003=Szczegóły pominiętych testów dla bloku Context:" calcext:value-type="string">
            <text:p><text:s text:c="4"/>msgD003=Szczegóły pominiętych testów dla bloku Context: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table:formula="of:=VLOOKUP([.A53];[.$A$3:.$B$9];2;0)" office:value-type="string" office:string-value="Skipped" calcext:value-type="string">
            <text:p>Skipped</text:p>
          </table:table-cell>
          <table:table-cell/>
          <table:table-cell office:value-type="string" calcext:value-type="string">
            <text:p>Found skipped tests in Describe blocks</text:p>
          </table:table-cell>
          <table:table-cell office:value-type="string" calcext:value-type="string">
            <text:p>Znaleziono pominięte testy dla bloku Describe</text:p>
          </table:table-cell>
          <table:table-cell table:formula="of:=COUNTIF([.A$12:.A53];[.A53])-1" office:value-type="float" office:value="4" calcext:value-type="float">
            <text:p>4</text:p>
          </table:table-cell>
          <table:table-cell table:formula="of:=IF(OR(ISBLANK([.A53]);[.A53]=&quot;X&quot;);&quot;    &quot;&amp;[.C53];&quot;    msg&quot;&amp;[.A53]&amp;TEXT([.F53];&quot;000&quot;)&amp;&quot;=&quot;&amp;[.E53])" office:value-type="string" office:string-value="    msgD004=Znaleziono pominięte testy dla bloku Describe" calcext:value-type="string">
            <text:p><text:s text:c="4"/>msgD004=Znaleziono pominięte testy dla bloku Describe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table:formula="of:=VLOOKUP([.A54];[.$A$3:.$B$9];2;0)" office:value-type="string" office:string-value="Skipped" calcext:value-type="string">
            <text:p>Skipped</text:p>
          </table:table-cell>
          <table:table-cell/>
          <table:table-cell office:value-type="string" calcext:value-type="string">
            <text:p>Found skipped tests in Context blocks</text:p>
          </table:table-cell>
          <table:table-cell office:value-type="string" calcext:value-type="string">
            <text:p>Znaleziono pominięte testy dla bloku Context</text:p>
          </table:table-cell>
          <table:table-cell table:formula="of:=COUNTIF([.A$12:.A54];[.A54])-1" office:value-type="float" office:value="5" calcext:value-type="float">
            <text:p>5</text:p>
          </table:table-cell>
          <table:table-cell table:formula="of:=IF(OR(ISBLANK([.A54]);[.A54]=&quot;X&quot;);&quot;    &quot;&amp;[.C54];&quot;    msg&quot;&amp;[.A54]&amp;TEXT([.F54];&quot;000&quot;)&amp;&quot;=&quot;&amp;[.E54])" office:value-type="string" office:string-value="    msgD005=Znaleziono pominięte testy dla bloku Context" calcext:value-type="string">
            <text:p><text:s text:c="4"/>msgD005=Znaleziono pominięte testy dla bloku Context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table:formula="of:=VLOOKUP([.A55];[.$A$3:.$B$9];2;0)" office:value-type="string" office:string-value="Skipped" calcext:value-type="string">
            <text:p>Skipped</text:p>
          </table:table-cell>
          <table:table-cell/>
          <table:table-cell office:value-type="string" calcext:value-type="string">
            <text:p>Skip Message</text:p>
          </table:table-cell>
          <table:table-cell office:value-type="string" calcext:value-type="string">
            <text:p>Komunikat pominiętego testu</text:p>
          </table:table-cell>
          <table:table-cell table:formula="of:=COUNTIF([.A$12:.A55];[.A55])-1" office:value-type="float" office:value="6" calcext:value-type="float">
            <text:p>6</text:p>
          </table:table-cell>
          <table:table-cell table:formula="of:=IF(OR(ISBLANK([.A55]);[.A55]=&quot;X&quot;);&quot;    &quot;&amp;[.C55];&quot;    msg&quot;&amp;[.A55]&amp;TEXT([.F55];&quot;000&quot;)&amp;&quot;=&quot;&amp;[.E55])" office:value-type="string" office:string-value="    msgD006=Komunikat pominiętego testu" calcext:value-type="string">
            <text:p><text:s text:c="4"/>msgD006=Komunikat pominiętego testu</text:p>
          </table:table-cell>
          <table:table-cell office:value-type="string" calcext:value-type="string">
            <text:p>Is it exist?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formula="of:=VLOOKUP([.A56];[.$A$3:.$B$9];2;0)" office:value-type="string" office:string-value="Skipped" calcext:value-type="string">
            <text:p>Skipped</text:p>
          </table:table-cell>
          <table:table-cell/>
          <table:table-cell office:value-type="string" calcext:value-type="string">
            <text:p>Skipped Tests</text:p>
          </table:table-cell>
          <table:table-cell office:value-type="string" calcext:value-type="string">
            <text:p>Pominięte testy</text:p>
          </table:table-cell>
          <table:table-cell table:formula="of:=COUNTIF([.A$12:.A56];[.A56])-1" office:value-type="float" office:value="7" calcext:value-type="float">
            <text:p>7</text:p>
          </table:table-cell>
          <table:table-cell table:formula="of:=IF(OR(ISBLANK([.A56]);[.A56]=&quot;X&quot;);&quot;    &quot;&amp;[.C56];&quot;    msg&quot;&amp;[.A56]&amp;TEXT([.F56];&quot;000&quot;)&amp;&quot;=&quot;&amp;[.E56])" office:value-type="string" office:string-value="    msgD007=Pominięte testy" calcext:value-type="string">
            <text:p><text:s text:c="4"/>msgD007=Pominięte testy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table:formula="of:=VLOOKUP([.A57];[.$A$3:.$B$9];2;0)" office:value-type="string" office:string-value="Pending" calcext:value-type="string">
            <text:p>Pending</text:p>
          </table:table-cell>
          <table:table-cell/>
          <table:table-cell office:value-type="string" calcext:value-type="string">
            <text:p>Pending</text:p>
          </table:table-cell>
          <table:table-cell office:value-type="string" calcext:value-type="string">
            <text:p>Trwające</text:p>
          </table:table-cell>
          <table:table-cell table:formula="of:=COUNTIF([.A$12:.A57];[.A57])-1" office:value-type="float" office:value="0" calcext:value-type="float">
            <text:p>0</text:p>
          </table:table-cell>
          <table:table-cell table:formula="of:=IF(OR(ISBLANK([.A57]);[.A57]=&quot;X&quot;);&quot;    &quot;&amp;[.C57];&quot;    msg&quot;&amp;[.A57]&amp;TEXT([.F57];&quot;000&quot;)&amp;&quot;=&quot;&amp;[.E57])" office:value-type="string" office:string-value="    msgE000=Trwające" calcext:value-type="string">
            <text:p><text:s text:c="4"/>msgE000=Trwające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table:formula="of:=VLOOKUP([.A58];[.$A$3:.$B$9];2;0)" office:value-type="string" office:string-value="Pending" calcext:value-type="string">
            <text:p>Pending</text:p>
          </table:table-cell>
          <table:table-cell/>
          <table:table-cell office:value-type="string" calcext:value-type="string">
            <text:p>Details for pending tests</text:p>
          </table:table-cell>
          <table:table-cell office:value-type="string" calcext:value-type="string">
            <text:p>Szczegóły trwających testów</text:p>
          </table:table-cell>
          <table:table-cell table:formula="of:=COUNTIF([.A$12:.A58];[.A58])-1" office:value-type="float" office:value="1" calcext:value-type="float">
            <text:p>1</text:p>
          </table:table-cell>
          <table:table-cell table:formula="of:=IF(OR(ISBLANK([.A58]);[.A58]=&quot;X&quot;);&quot;    &quot;&amp;[.C58];&quot;    msg&quot;&amp;[.A58]&amp;TEXT([.F58];&quot;000&quot;)&amp;&quot;=&quot;&amp;[.E58])" office:value-type="string" office:string-value="    msgE001=Szczegóły trwających testów" calcext:value-type="string">
            <text:p><text:s text:c="4"/>msgE001=Szczegóły trwających testów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table:formula="of:=VLOOKUP([.A59];[.$A$3:.$B$9];2;0)" office:value-type="string" office:string-value="Pending" calcext:value-type="string">
            <text:p>Pending</text:p>
          </table:table-cell>
          <table:table-cell/>
          <table:table-cell office:value-type="string" calcext:value-type="string">
            <text:p>Details for pending tests by Describe block:</text:p>
          </table:table-cell>
          <table:table-cell office:value-type="string" calcext:value-type="string">
            <text:p>Szczegóły trwających testów dla bloku Describe:</text:p>
          </table:table-cell>
          <table:table-cell table:formula="of:=COUNTIF([.A$12:.A59];[.A59])-1" office:value-type="float" office:value="2" calcext:value-type="float">
            <text:p>2</text:p>
          </table:table-cell>
          <table:table-cell table:formula="of:=IF(OR(ISBLANK([.A59]);[.A59]=&quot;X&quot;);&quot;    &quot;&amp;[.C59];&quot;    msg&quot;&amp;[.A59]&amp;TEXT([.F59];&quot;000&quot;)&amp;&quot;=&quot;&amp;[.E59])" office:value-type="string" office:string-value="    msgE002=Szczegóły trwających testów dla bloku Describe:" calcext:value-type="string">
            <text:p><text:s text:c="4"/>msgE002=Szczegóły trwających testów dla bloku Describe: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table:formula="of:=VLOOKUP([.A60];[.$A$3:.$B$9];2;0)" office:value-type="string" office:string-value="Pending" calcext:value-type="string">
            <text:p>Pending</text:p>
          </table:table-cell>
          <table:table-cell/>
          <table:table-cell office:value-type="string" calcext:value-type="string">
            <text:p>Details for pending tests by Context block:</text:p>
          </table:table-cell>
          <table:table-cell office:value-type="string" calcext:value-type="string">
            <text:p>Szczegóły trwających testów dla bloku Context:</text:p>
          </table:table-cell>
          <table:table-cell table:formula="of:=COUNTIF([.A$12:.A60];[.A60])-1" office:value-type="float" office:value="3" calcext:value-type="float">
            <text:p>3</text:p>
          </table:table-cell>
          <table:table-cell table:formula="of:=IF(OR(ISBLANK([.A60]);[.A60]=&quot;X&quot;);&quot;    &quot;&amp;[.C60];&quot;    msg&quot;&amp;[.A60]&amp;TEXT([.F60];&quot;000&quot;)&amp;&quot;=&quot;&amp;[.E60])" office:value-type="string" office:string-value="    msgE003=Szczegóły trwających testów dla bloku Context:" calcext:value-type="string">
            <text:p><text:s text:c="4"/>msgE003=Szczegóły trwających testów dla bloku Context: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table:formula="of:=VLOOKUP([.A61];[.$A$3:.$B$9];2;0)" office:value-type="string" office:string-value="Pending" calcext:value-type="string">
            <text:p>Pending</text:p>
          </table:table-cell>
          <table:table-cell/>
          <table:table-cell office:value-type="string" calcext:value-type="string">
            <text:p>Found pending tests in Describe blocks</text:p>
          </table:table-cell>
          <table:table-cell office:value-type="string" calcext:value-type="string">
            <text:p>Znaleziono trwające testy dla bloku Describe</text:p>
          </table:table-cell>
          <table:table-cell table:formula="of:=COUNTIF([.A$12:.A61];[.A61])-1" office:value-type="float" office:value="4" calcext:value-type="float">
            <text:p>4</text:p>
          </table:table-cell>
          <table:table-cell table:formula="of:=IF(OR(ISBLANK([.A61]);[.A61]=&quot;X&quot;);&quot;    &quot;&amp;[.C61];&quot;    msg&quot;&amp;[.A61]&amp;TEXT([.F61];&quot;000&quot;)&amp;&quot;=&quot;&amp;[.E61])" office:value-type="string" office:string-value="    msgE004=Znaleziono trwające testy dla bloku Describe" calcext:value-type="string">
            <text:p><text:s text:c="4"/>msgE004=Znaleziono trwające testy dla bloku Describe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table:formula="of:=VLOOKUP([.A62];[.$A$3:.$B$9];2;0)" office:value-type="string" office:string-value="Pending" calcext:value-type="string">
            <text:p>Pending</text:p>
          </table:table-cell>
          <table:table-cell/>
          <table:table-cell office:value-type="string" calcext:value-type="string">
            <text:p>Found pending tests in Context blocks</text:p>
          </table:table-cell>
          <table:table-cell office:value-type="string" calcext:value-type="string">
            <text:p>Znaleziono trwające testy dla bloku Context</text:p>
          </table:table-cell>
          <table:table-cell table:formula="of:=COUNTIF([.A$12:.A62];[.A62])-1" office:value-type="float" office:value="5" calcext:value-type="float">
            <text:p>5</text:p>
          </table:table-cell>
          <table:table-cell table:formula="of:=IF(OR(ISBLANK([.A62]);[.A62]=&quot;X&quot;);&quot;    &quot;&amp;[.C62];&quot;    msg&quot;&amp;[.A62]&amp;TEXT([.F62];&quot;000&quot;)&amp;&quot;=&quot;&amp;[.E62])" office:value-type="string" office:string-value="    msgE005=Znaleziono trwające testy dla bloku Context" calcext:value-type="string">
            <text:p><text:s text:c="4"/>msgE005=Znaleziono trwające testy dla bloku Context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table:formula="of:=VLOOKUP([.A63];[.$A$3:.$B$9];2;0)" office:value-type="string" office:string-value="Pending" calcext:value-type="string">
            <text:p>Pending</text:p>
          </table:table-cell>
          <table:table-cell/>
          <table:table-cell office:value-type="string" calcext:value-type="string">
            <text:p>Pending Message</text:p>
          </table:table-cell>
          <table:table-cell office:value-type="string" calcext:value-type="string">
            <text:p>Komunikat trwającego testu</text:p>
          </table:table-cell>
          <table:table-cell table:formula="of:=COUNTIF([.A$12:.A63];[.A63])-1" office:value-type="float" office:value="6" calcext:value-type="float">
            <text:p>6</text:p>
          </table:table-cell>
          <table:table-cell table:formula="of:=IF(OR(ISBLANK([.A63]);[.A63]=&quot;X&quot;);&quot;    &quot;&amp;[.C63];&quot;    msg&quot;&amp;[.A63]&amp;TEXT([.F63];&quot;000&quot;)&amp;&quot;=&quot;&amp;[.E63])" office:value-type="string" office:string-value="    msgE006=Komunikat trwającego testu" calcext:value-type="string">
            <text:p><text:s text:c="4"/>msgE006=Komunikat trwającego testu</text:p>
          </table:table-cell>
          <table:table-cell office:value-type="string" calcext:value-type="string">
            <text:p>Is it exist?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formula="of:=VLOOKUP([.A64];[.$A$3:.$B$9];2;0)" office:value-type="string" office:string-value="Pending" calcext:value-type="string">
            <text:p>Pending</text:p>
          </table:table-cell>
          <table:table-cell/>
          <table:table-cell office:value-type="string" calcext:value-type="string">
            <text:p>Pending Tests</text:p>
          </table:table-cell>
          <table:table-cell office:value-type="string" calcext:value-type="string">
            <text:p>Trwające testy</text:p>
          </table:table-cell>
          <table:table-cell table:formula="of:=COUNTIF([.A$12:.A64];[.A64])-1" office:value-type="float" office:value="7" calcext:value-type="float">
            <text:p>7</text:p>
          </table:table-cell>
          <table:table-cell table:formula="of:=IF(OR(ISBLANK([.A64]);[.A64]=&quot;X&quot;);&quot;    &quot;&amp;[.C64];&quot;    msg&quot;&amp;[.A64]&amp;TEXT([.F64];&quot;000&quot;)&amp;&quot;=&quot;&amp;[.E64])" office:value-type="string" office:string-value="    msgE007=Trwające testy" calcext:value-type="string">
            <text:p><text:s text:c="4"/>msgE007=Trwające testy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formula="of:=VLOOKUP([.A65];[.$A$3:.$B$9];2;0)" office:value-type="string" office:string-value="Inconclusive" calcext:value-type="string">
            <text:p>Inconclusive</text:p>
          </table:table-cell>
          <table:table-cell/>
          <table:table-cell office:value-type="string" calcext:value-type="string">
            <text:p>Inconclusive</text:p>
          </table:table-cell>
          <table:table-cell office:value-type="string" calcext:value-type="string">
            <text:p>Niezdane</text:p>
          </table:table-cell>
          <table:table-cell table:formula="of:=COUNTIF([.A$12:.A65];[.A65])-1" office:value-type="float" office:value="0" calcext:value-type="float">
            <text:p>0</text:p>
          </table:table-cell>
          <table:table-cell table:formula="of:=IF(OR(ISBLANK([.A65]);[.A65]=&quot;X&quot;);&quot;    &quot;&amp;[.C65];&quot;    msg&quot;&amp;[.A65]&amp;TEXT([.F65];&quot;000&quot;)&amp;&quot;=&quot;&amp;[.E65])" office:value-type="string" office:string-value="    msgF000=Niezdane" calcext:value-type="string">
            <text:p><text:s text:c="4"/>msgF000=Niezdane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formula="of:=VLOOKUP([.A66];[.$A$3:.$B$9];2;0)" office:value-type="string" office:string-value="Inconclusive" calcext:value-type="string">
            <text:p>Inconclusive</text:p>
          </table:table-cell>
          <table:table-cell/>
          <table:table-cell office:value-type="string" calcext:value-type="string">
            <text:p>Details for inconclusive tests</text:p>
          </table:table-cell>
          <table:table-cell office:value-type="string" calcext:value-type="string">
            <text:p>Szczegóły nierozstrzygniętych testów</text:p>
          </table:table-cell>
          <table:table-cell table:formula="of:=COUNTIF([.A$12:.A66];[.A66])-1" office:value-type="float" office:value="1" calcext:value-type="float">
            <text:p>1</text:p>
          </table:table-cell>
          <table:table-cell table:formula="of:=IF(OR(ISBLANK([.A66]);[.A66]=&quot;X&quot;);&quot;    &quot;&amp;[.C66];&quot;    msg&quot;&amp;[.A66]&amp;TEXT([.F66];&quot;000&quot;)&amp;&quot;=&quot;&amp;[.E66])" office:value-type="string" office:string-value="    msgF001=Szczegóły nierozstrzygniętych testów" calcext:value-type="string">
            <text:p><text:s text:c="4"/>msgF001=Szczegóły nierozstrzygniętych testów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formula="of:=VLOOKUP([.A67];[.$A$3:.$B$9];2;0)" office:value-type="string" office:string-value="Inconclusive" calcext:value-type="string">
            <text:p>Inconclusive</text:p>
          </table:table-cell>
          <table:table-cell/>
          <table:table-cell office:value-type="string" calcext:value-type="string">
            <text:p>Details for inconclusive tests by Describe block:</text:p>
          </table:table-cell>
          <table:table-cell office:value-type="string" calcext:value-type="string">
            <text:p>Szczegóły nierozstrzygniętych testów dla bloku Describe:</text:p>
          </table:table-cell>
          <table:table-cell table:formula="of:=COUNTIF([.A$12:.A67];[.A67])-1" office:value-type="float" office:value="2" calcext:value-type="float">
            <text:p>2</text:p>
          </table:table-cell>
          <table:table-cell table:formula="of:=IF(OR(ISBLANK([.A67]);[.A67]=&quot;X&quot;);&quot;    &quot;&amp;[.C67];&quot;    msg&quot;&amp;[.A67]&amp;TEXT([.F67];&quot;000&quot;)&amp;&quot;=&quot;&amp;[.E67])" office:value-type="string" office:string-value="    msgF002=Szczegóły nierozstrzygniętych testów dla bloku Describe:" calcext:value-type="string">
            <text:p><text:s text:c="4"/>msgF002=Szczegóły nierozstrzygniętych testów dla bloku Describe: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formula="of:=VLOOKUP([.A68];[.$A$3:.$B$9];2;0)" office:value-type="string" office:string-value="Inconclusive" calcext:value-type="string">
            <text:p>Inconclusive</text:p>
          </table:table-cell>
          <table:table-cell/>
          <table:table-cell office:value-type="string" calcext:value-type="string">
            <text:p>Details for inconclusive tests by Context block:</text:p>
          </table:table-cell>
          <table:table-cell office:value-type="string" calcext:value-type="string">
            <text:p>Szczegóły nierozstrzygniętych testów dla bloku Context:</text:p>
          </table:table-cell>
          <table:table-cell table:formula="of:=COUNTIF([.A$12:.A68];[.A68])-1" office:value-type="float" office:value="3" calcext:value-type="float">
            <text:p>3</text:p>
          </table:table-cell>
          <table:table-cell table:formula="of:=IF(OR(ISBLANK([.A68]);[.A68]=&quot;X&quot;);&quot;    &quot;&amp;[.C68];&quot;    msg&quot;&amp;[.A68]&amp;TEXT([.F68];&quot;000&quot;)&amp;&quot;=&quot;&amp;[.E68])" office:value-type="string" office:string-value="    msgF003=Szczegóły nierozstrzygniętych testów dla bloku Context:" calcext:value-type="string">
            <text:p><text:s text:c="4"/>msgF003=Szczegóły nierozstrzygniętych testów dla bloku Context: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formula="of:=VLOOKUP([.A69];[.$A$3:.$B$9];2;0)" office:value-type="string" office:string-value="Inconclusive" calcext:value-type="string">
            <text:p>Inconclusive</text:p>
          </table:table-cell>
          <table:table-cell/>
          <table:table-cell office:value-type="string" calcext:value-type="string">
            <text:p>Found inconclusive tests in Describe blocks</text:p>
          </table:table-cell>
          <table:table-cell office:value-type="string" calcext:value-type="string">
            <text:p>Znaleziono nierozstrzygnięte testy dla bloku Describe</text:p>
          </table:table-cell>
          <table:table-cell table:formula="of:=COUNTIF([.A$12:.A69];[.A69])-1" office:value-type="float" office:value="4" calcext:value-type="float">
            <text:p>4</text:p>
          </table:table-cell>
          <table:table-cell table:formula="of:=IF(OR(ISBLANK([.A69]);[.A69]=&quot;X&quot;);&quot;    &quot;&amp;[.C69];&quot;    msg&quot;&amp;[.A69]&amp;TEXT([.F69];&quot;000&quot;)&amp;&quot;=&quot;&amp;[.E69])" office:value-type="string" office:string-value="    msgF004=Znaleziono nierozstrzygnięte testy dla bloku Describe" calcext:value-type="string">
            <text:p><text:s text:c="4"/>msgF004=Znaleziono nierozstrzygnięte testy dla bloku Describe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formula="of:=VLOOKUP([.A70];[.$A$3:.$B$9];2;0)" office:value-type="string" office:string-value="Inconclusive" calcext:value-type="string">
            <text:p>Inconclusive</text:p>
          </table:table-cell>
          <table:table-cell/>
          <table:table-cell office:value-type="string" calcext:value-type="string">
            <text:p>Found inconclusive tests in Context blocks</text:p>
          </table:table-cell>
          <table:table-cell office:value-type="string" calcext:value-type="string">
            <text:p>Znaleziono nierozstrzygnięte testy dla bloku Context</text:p>
          </table:table-cell>
          <table:table-cell table:formula="of:=COUNTIF([.A$12:.A70];[.A70])-1" office:value-type="float" office:value="5" calcext:value-type="float">
            <text:p>5</text:p>
          </table:table-cell>
          <table:table-cell table:formula="of:=IF(OR(ISBLANK([.A70]);[.A70]=&quot;X&quot;);&quot;    &quot;&amp;[.C70];&quot;    msg&quot;&amp;[.A70]&amp;TEXT([.F70];&quot;000&quot;)&amp;&quot;=&quot;&amp;[.E70])" office:value-type="string" office:string-value="    msgF005=Znaleziono nierozstrzygnięte testy dla bloku Context" calcext:value-type="string">
            <text:p><text:s text:c="4"/>msgF005=Znaleziono nierozstrzygnięte testy dla bloku Context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formula="of:=VLOOKUP([.A71];[.$A$3:.$B$9];2;0)" office:value-type="string" office:string-value="Inconclusive" calcext:value-type="string">
            <text:p>Inconclusive</text:p>
          </table:table-cell>
          <table:table-cell/>
          <table:table-cell office:value-type="string" calcext:value-type="string">
            <text:p>Inconclusive Message</text:p>
          </table:table-cell>
          <table:table-cell office:value-type="string" calcext:value-type="string">
            <text:p>Komunikat nierozstrzygniętego testu</text:p>
          </table:table-cell>
          <table:table-cell table:formula="of:=COUNTIF([.A$12:.A71];[.A71])-1" office:value-type="float" office:value="6" calcext:value-type="float">
            <text:p>6</text:p>
          </table:table-cell>
          <table:table-cell table:formula="of:=IF(OR(ISBLANK([.A71]);[.A71]=&quot;X&quot;);&quot;    &quot;&amp;[.C71];&quot;    msg&quot;&amp;[.A71]&amp;TEXT([.F71];&quot;000&quot;)&amp;&quot;=&quot;&amp;[.E71])" office:value-type="string" office:string-value="    msgF006=Komunikat nierozstrzygniętego testu" calcext:value-type="string">
            <text:p><text:s text:c="4"/>msgF006=Komunikat nierozstrzygniętego testu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formula="of:=VLOOKUP([.A72];[.$A$3:.$B$9];2;0)" office:value-type="string" office:string-value="Inconclusive" calcext:value-type="string">
            <text:p>Inconclusive</text:p>
          </table:table-cell>
          <table:table-cell/>
          <table:table-cell office:value-type="string" calcext:value-type="string">
            <text:p>Inconclusive Tests</text:p>
          </table:table-cell>
          <table:table-cell office:value-type="string" calcext:value-type="string">
            <text:p>Nierozstrzygnięte testy</text:p>
          </table:table-cell>
          <table:table-cell table:formula="of:=COUNTIF([.A$12:.A72];[.A72])-1" office:value-type="float" office:value="7" calcext:value-type="float">
            <text:p>7</text:p>
          </table:table-cell>
          <table:table-cell table:formula="of:=IF(OR(ISBLANK([.A72]);[.A72]=&quot;X&quot;);&quot;    &quot;&amp;[.C72];&quot;    msg&quot;&amp;[.A72]&amp;TEXT([.F72];&quot;000&quot;)&amp;&quot;=&quot;&amp;[.E72])" office:value-type="string" office:string-value="    msgF007=Nierozstrzygnięte testy" calcext:value-type="string">
            <text:p><text:s text:c="4"/>msgF007=Nierozstrzygnięte testy</text:p>
          </table:table-cell>
          <table:table-cell/>
        </table:table-row>
      </table:table>
      <table:named-expressions/>
      <table:database-ranges>
        <table:database-range table:name="__Anonymous_Sheet_DB__0" table:target-range-address="'en-US'.A11:'en-US'.G50">
          <table:sort>
            <table:sort-by table:field-number="0" table:data-type="automatic"/>
            <table:sort-by table:field-number="5" table:data-type="automatic"/>
          </table:sort>
        </table:database-range>
        <table:database-range table:name="__Anonymous_Sheet_DB__1" table:target-range-address="'pl-PL'.A11:'pl-PL'.G50">
          <table:sort>
            <table:sort-by table:field-number="0" table:data-type="automatic"/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9">00.00.0000</text:date>, <text:time style:data-style-name="N2" text:time-value="22:38:11.25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jciech Ściesiński</meta:initial-creator>
    <meta:creation-date>2017-05-09T21:48:25.611539325</meta:creation-date>
    <dc:date>2017-05-09T23:57:55.336000000</dc:date>
    <meta:editing-duration>PT21M20S</meta:editing-duration>
    <meta:editing-cycles>4</meta:editing-cycles>
    <meta:generator>LibreOffice/5.1.1.3$Windows_x86 LibreOffice_project/89f508ef3ecebd2cfb8e1def0f0ba9a803b88a6d</meta:generator>
    <meta:document-statistic meta:table-count="2" meta:cell-count="868" meta:object-count="0"/>
  </office:meta>
</office:document-meta>
</file>